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08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02401" table:style-name="ce57">
            <text:p>8,802,401</text:p>
          </table:table-cell>
          <table:table-cell office:value-type="float" office:value="23593794" table:style-name="ce58">
            <text:p>23,593,794</text:p>
          </table:table-cell>
          <table:table-cell office:value-type="float" office:value="11705234" table:style-name="ce58">
            <text:p>11,705,234</text:p>
          </table:table-cell>
          <table:table-cell office:value-type="float" office:value="11888560" table:style-name="ce59">
            <text:p>11,888,560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77188" table:style-name="ce57">
            <text:p>1,577,188</text:p>
          </table:table-cell>
          <table:table-cell office:value-type="float" office:value="4010657" table:style-name="ce62">
            <text:p>4,010,657</text:p>
          </table:table-cell>
          <table:table-cell office:value-type="float" office:value="1960366" table:style-name="ce62">
            <text:p>1,960,366</text:p>
          </table:table-cell>
          <table:table-cell office:value-type="float" office:value="2050291" table:style-name="ce59">
            <text:p>2,050,29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9212" table:style-name="ce57">
            <text:p>1,059,212</text:p>
          </table:table-cell>
          <table:table-cell office:value-type="float" office:value="2650154" table:style-name="ce62">
            <text:p>2,650,154</text:p>
          </table:table-cell>
          <table:table-cell office:value-type="float" office:value="1263106" table:style-name="ce62">
            <text:p>1,263,106</text:p>
          </table:table-cell>
          <table:table-cell office:value-type="float" office:value="1387048" table:style-name="ce59">
            <text:p>1,387,04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0261" table:style-name="ce57">
            <text:p>820,261</text:p>
          </table:table-cell>
          <table:table-cell office:value-type="float" office:value="2240328" table:style-name="ce62">
            <text:p>2,240,328</text:p>
          </table:table-cell>
          <table:table-cell office:value-type="float" office:value="1112439" table:style-name="ce62">
            <text:p>1,112,439</text:p>
          </table:table-cell>
          <table:table-cell office:value-type="float" office:value="1127889" table:style-name="ce59">
            <text:p>1,127,88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2560" table:style-name="ce57">
            <text:p>982,560</text:p>
          </table:table-cell>
          <table:table-cell office:value-type="float" office:value="2811729" table:style-name="ce62">
            <text:p>2,811,729</text:p>
          </table:table-cell>
          <table:table-cell office:value-type="float" office:value="1382933" table:style-name="ce62">
            <text:p>1,382,933</text:p>
          </table:table-cell>
          <table:table-cell office:value-type="float" office:value="1428796" table:style-name="ce59">
            <text:p>1,428,79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4260" table:style-name="ce57">
            <text:p>694,260</text:p>
          </table:table-cell>
          <table:table-cell office:value-type="float" office:value="1881730" table:style-name="ce62">
            <text:p>1,881,730</text:p>
          </table:table-cell>
          <table:table-cell office:value-type="float" office:value="938165" table:style-name="ce62">
            <text:p>938,165</text:p>
          </table:table-cell>
          <table:table-cell office:value-type="float" office:value="943565" table:style-name="ce59">
            <text:p>943,565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07397" table:style-name="ce57">
            <text:p>1,107,397</text:p>
          </table:table-cell>
          <table:table-cell office:value-type="float" office:value="2773786" table:style-name="ce61">
            <text:p>2,773,786</text:p>
          </table:table-cell>
          <table:table-cell office:value-type="float" office:value="1370774" table:style-name="ce62">
            <text:p>1,370,774</text:p>
          </table:table-cell>
          <table:table-cell office:value-type="float" office:value="1403012" table:style-name="ce59">
            <text:p>1,403,012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17304" table:style-name="ce57">
            <text:p>2,517,304</text:p>
          </table:table-cell>
          <table:table-cell office:value-type="float" office:value="7073018" table:style-name="ce61">
            <text:p>7,073,018</text:p>
          </table:table-cell>
          <table:table-cell office:value-type="float" office:value="3600420" table:style-name="ce62">
            <text:p>3,600,420</text:p>
          </table:table-cell>
          <table:table-cell office:value-type="float" office:value="3472598" table:style-name="ce59">
            <text:p>3,472,598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290" table:style-name="ce36">
            <text:p>170,290</text:p>
          </table:table-cell>
          <table:table-cell office:value-type="float" office:value="454579" table:style-name="ce37">
            <text:p>454,579</text:p>
          </table:table-cell>
          <table:table-cell office:value-type="float" office:value="229535" table:style-name="ce37">
            <text:p>229,535</text:p>
          </table:table-cell>
          <table:table-cell office:value-type="float" office:value="225044" table:style-name="ce37">
            <text:p>225,04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199016" table:style-name="ce36">
            <text:p>199,016</text:p>
          </table:table-cell>
          <table:table-cell office:value-type="float" office:value="561806" table:style-name="ce37">
            <text:p>561,806</text:p>
          </table:table-cell>
          <table:table-cell office:value-type="float" office:value="286757" table:style-name="ce37">
            <text:p>286,757</text:p>
          </table:table-cell>
          <table:table-cell office:value-type="float" office:value="275049" table:style-name="ce37">
            <text:p>275,04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0518" table:style-name="ce36">
            <text:p>190,518</text:p>
          </table:table-cell>
          <table:table-cell office:value-type="float" office:value="546424" table:style-name="ce37">
            <text:p>546,424</text:p>
          </table:table-cell>
          <table:table-cell office:value-type="float" office:value="281805" table:style-name="ce37">
            <text:p>281,805</text:p>
          </table:table-cell>
          <table:table-cell office:value-type="float" office:value="264619" table:style-name="ce37">
            <text:p>264,61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1619" table:style-name="ce36">
            <text:p>391,619</text:p>
          </table:table-cell>
          <table:table-cell office:value-type="float" office:value="1273613" table:style-name="ce37">
            <text:p>1,273,613</text:p>
          </table:table-cell>
          <table:table-cell office:value-type="float" office:value="648149" table:style-name="ce37">
            <text:p>648,149</text:p>
          </table:table-cell>
          <table:table-cell office:value-type="float" office:value="625464" table:style-name="ce37">
            <text:p>625,46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8813" table:style-name="ce36">
            <text:p>178,813</text:p>
          </table:table-cell>
          <table:table-cell office:value-type="float" office:value="495062" table:style-name="ce37">
            <text:p>495,062</text:p>
          </table:table-cell>
          <table:table-cell office:value-type="float" office:value="253281" table:style-name="ce37">
            <text:p>253,281</text:p>
          </table:table-cell>
          <table:table-cell office:value-type="float" office:value="241781" table:style-name="ce37">
            <text:p>241,781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1701" table:style-name="ce36">
            <text:p>241,701</text:p>
          </table:table-cell>
          <table:table-cell office:value-type="float" office:value="682577" table:style-name="ce37">
            <text:p>682,577</text:p>
          </table:table-cell>
          <table:table-cell office:value-type="float" office:value="353624" table:style-name="ce37">
            <text:p>353,624</text:p>
          </table:table-cell>
          <table:table-cell office:value-type="float" office:value="328953" table:style-name="ce37">
            <text:p>328,9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441" table:style-name="ce36">
            <text:p>183,441</text:p>
          </table:table-cell>
          <table:table-cell office:value-type="float" office:value="504106" table:style-name="ce37">
            <text:p>504,106</text:p>
          </table:table-cell>
          <table:table-cell office:value-type="float" office:value="261787" table:style-name="ce37">
            <text:p>261,787</text:p>
          </table:table-cell>
          <table:table-cell office:value-type="float" office:value="242319" table:style-name="ce37">
            <text:p>242,3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243" table:style-name="ce36">
            <text:p>289,243</text:p>
          </table:table-cell>
          <table:table-cell office:value-type="float" office:value="820798" table:style-name="ce37">
            <text:p>820,798</text:p>
          </table:table-cell>
          <table:table-cell office:value-type="float" office:value="418833" table:style-name="ce37">
            <text:p>418,833</text:p>
          </table:table-cell>
          <table:table-cell office:value-type="float" office:value="401965" table:style-name="ce37">
            <text:p>401,9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187" table:style-name="ce36">
            <text:p>83,187</text:p>
          </table:table-cell>
          <table:table-cell office:value-type="float" office:value="217408" table:style-name="ce55">
            <text:p>217,408</text:p>
          </table:table-cell>
          <table:table-cell office:value-type="float" office:value="111980" table:style-name="ce37">
            <text:p>111,980</text:p>
          </table:table-cell>
          <table:table-cell office:value-type="float" office:value="105428" table:style-name="ce37">
            <text:p>105,4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445" table:style-name="ce36">
            <text:p>126,445</text:p>
          </table:table-cell>
          <table:table-cell office:value-type="float" office:value="326780" table:style-name="ce37">
            <text:p>326,780</text:p>
          </table:table-cell>
          <table:table-cell office:value-type="float" office:value="165437" table:style-name="ce37">
            <text:p>165,437</text:p>
          </table:table-cell>
          <table:table-cell office:value-type="float" office:value="161343" table:style-name="ce37">
            <text:p>161,3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0978" table:style-name="ce36">
            <text:p>40,978</text:p>
          </table:table-cell>
          <table:table-cell office:value-type="float" office:value="104711" table:style-name="ce37">
            <text:p>104,711</text:p>
          </table:table-cell>
          <table:table-cell office:value-type="float" office:value="54009" table:style-name="ce37">
            <text:p>54,009</text:p>
          </table:table-cell>
          <table:table-cell office:value-type="float" office:value="50702" table:style-name="ce37">
            <text:p>50,7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216" table:style-name="ce36">
            <text:p>154,216</text:p>
          </table:table-cell>
          <table:table-cell office:value-type="float" office:value="369305" table:style-name="ce37">
            <text:p>369,305</text:p>
          </table:table-cell>
          <table:table-cell office:value-type="float" office:value="184382" table:style-name="ce37">
            <text:p>184,382</text:p>
          </table:table-cell>
          <table:table-cell office:value-type="float" office:value="184923" table:style-name="ce37">
            <text:p>184,9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7457" table:style-name="ce36">
            <text:p>167,457</text:p>
          </table:table-cell>
          <table:table-cell office:value-type="float" office:value="447781" table:style-name="ce37">
            <text:p>447,781</text:p>
          </table:table-cell>
          <table:table-cell office:value-type="float" office:value="220780" table:style-name="ce37">
            <text:p>220,780</text:p>
          </table:table-cell>
          <table:table-cell office:value-type="float" office:value="227001" table:style-name="ce37">
            <text:p>227,0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380" table:style-name="ce36">
            <text:p>100,380</text:p>
          </table:table-cell>
          <table:table-cell office:value-type="float" office:value="268068" table:style-name="ce37">
            <text:p>268,068</text:p>
          </table:table-cell>
          <table:table-cell office:value-type="float" office:value="130061" table:style-name="ce37">
            <text:p>130,061</text:p>
          </table:table-cell>
          <table:table-cell office:value-type="float" office:value="138007" table:style-name="ce37">
            <text:p>138,00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219" table:style-name="ce57">
            <text:p>44,219</text:p>
          </table:table-cell>
          <table:table-cell office:value-type="float" office:value="152392" table:style-name="ce61">
            <text:p>152,392</text:p>
          </table:table-cell>
          <table:table-cell office:value-type="float" office:value="77031" table:style-name="ce61">
            <text:p>77,031</text:p>
          </table:table-cell>
          <table:table-cell office:value-type="float" office:value="75361" table:style-name="ce61">
            <text:p>75,3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066" table:style-name="ce36">
            <text:p>41,066</text:p>
          </table:table-cell>
          <table:table-cell office:value-type="float" office:value="139319" table:style-name="ce37">
            <text:p>139,319</text:p>
          </table:table-cell>
          <table:table-cell office:value-type="float" office:value="69552" table:style-name="ce37">
            <text:p>69,552</text:p>
          </table:table-cell>
          <table:table-cell office:value-type="float" office:value="69767" table:style-name="ce37">
            <text:p>69,76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153" table:style-name="ce38">
            <text:p>3,153</text:p>
          </table:table-cell>
          <table:table-cell office:value-type="float" office:value="13073" table:style-name="ce39">
            <text:p>13,073</text:p>
          </table:table-cell>
          <table:table-cell office:value-type="float" office:value="7479" table:style-name="ce39">
            <text:p>7,479</text:p>
          </table:table-cell>
          <table:table-cell office:value-type="float" office:value="5594" table:style-name="ce39">
            <text:p>5,594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8年9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77188" table:style-name="ce82">
            <text:p>1,577,188</text:p>
          </table:table-cell>
          <table:table-cell office:value-type="float" office:value="4010657" table:style-name="ce79">
            <text:p>4,010,657</text:p>
          </table:table-cell>
          <table:table-cell office:value-type="float" office:value="1960366" table:style-name="ce79">
            <text:p>1,960,366</text:p>
          </table:table-cell>
          <table:table-cell office:value-type="float" office:value="2050291" table:style-name="ce83">
            <text:p>2,050,2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4525" table:style-name="ce9">
            <text:p>214,525</text:p>
          </table:table-cell>
          <table:table-cell office:value-type="float" office:value="556242" table:style-name="ce11">
            <text:p>556,242</text:p>
          </table:table-cell>
          <table:table-cell office:value-type="float" office:value="270781" table:style-name="ce11">
            <text:p>270,781</text:p>
          </table:table-cell>
          <table:table-cell office:value-type="float" office:value="285461" table:style-name="ce23">
            <text:p>285,46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2788" table:style-name="ce9">
            <text:p>152,788</text:p>
          </table:table-cell>
          <table:table-cell office:value-type="float" office:value="385993" table:style-name="ce11">
            <text:p>385,993</text:p>
          </table:table-cell>
          <table:table-cell office:value-type="float" office:value="189554" table:style-name="ce11">
            <text:p>189,554</text:p>
          </table:table-cell>
          <table:table-cell office:value-type="float" office:value="196439" table:style-name="ce23">
            <text:p>196,43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010" table:style-name="ce9">
            <text:p>167,010</text:p>
          </table:table-cell>
          <table:table-cell office:value-type="float" office:value="412440" table:style-name="ce11">
            <text:p>412,440</text:p>
          </table:table-cell>
          <table:table-cell office:value-type="float" office:value="199726" table:style-name="ce11">
            <text:p>199,726</text:p>
          </table:table-cell>
          <table:table-cell office:value-type="float" office:value="212714" table:style-name="ce23">
            <text:p>212,71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288" table:style-name="ce9">
            <text:p>91,288</text:p>
          </table:table-cell>
          <table:table-cell office:value-type="float" office:value="220821" table:style-name="ce11">
            <text:p>220,821</text:p>
          </table:table-cell>
          <table:table-cell office:value-type="float" office:value="104691" table:style-name="ce11">
            <text:p>104,691</text:p>
          </table:table-cell>
          <table:table-cell office:value-type="float" office:value="116130" table:style-name="ce23">
            <text:p>116,13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7184" table:style-name="ce9">
            <text:p>157,184</text:p>
          </table:table-cell>
          <table:table-cell office:value-type="float" office:value="419741" table:style-name="ce11">
            <text:p>419,741</text:p>
          </table:table-cell>
          <table:table-cell office:value-type="float" office:value="204465" table:style-name="ce11">
            <text:p>204,465</text:p>
          </table:table-cell>
          <table:table-cell office:value-type="float" office:value="215276" table:style-name="ce23">
            <text:p>215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8707" table:style-name="ce9">
            <text:p>128,707</text:p>
          </table:table-cell>
          <table:table-cell office:value-type="float" office:value="302857" table:style-name="ce11">
            <text:p>302,857</text:p>
          </table:table-cell>
          <table:table-cell office:value-type="float" office:value="145300" table:style-name="ce11">
            <text:p>145,300</text:p>
          </table:table-cell>
          <table:table-cell office:value-type="float" office:value="157557" table:style-name="ce23">
            <text:p>157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103" table:style-name="ce9">
            <text:p>67,103</text:p>
          </table:table-cell>
          <table:table-cell office:value-type="float" office:value="184041" table:style-name="ce11">
            <text:p>184,041</text:p>
          </table:table-cell>
          <table:table-cell office:value-type="float" office:value="91702" table:style-name="ce11">
            <text:p>91,702</text:p>
          </table:table-cell>
          <table:table-cell office:value-type="float" office:value="92339" table:style-name="ce23">
            <text:p>92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0788" table:style-name="ce9">
            <text:p>30,788</text:p>
          </table:table-cell>
          <table:table-cell office:value-type="float" office:value="86666" table:style-name="ce11">
            <text:p>86,666</text:p>
          </table:table-cell>
          <table:table-cell office:value-type="float" office:value="43458" table:style-name="ce11">
            <text:p>43,458</text:p>
          </table:table-cell>
          <table:table-cell office:value-type="float" office:value="43208" table:style-name="ce23">
            <text:p>43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792" table:style-name="ce9">
            <text:p>43,792</text:p>
          </table:table-cell>
          <table:table-cell office:value-type="float" office:value="116263" table:style-name="ce11">
            <text:p>116,263</text:p>
          </table:table-cell>
          <table:table-cell office:value-type="float" office:value="58115" table:style-name="ce11">
            <text:p>58,115</text:p>
          </table:table-cell>
          <table:table-cell office:value-type="float" office:value="58148" table:style-name="ce23">
            <text:p>58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9342" table:style-name="ce9">
            <text:p>79,342</text:p>
          </table:table-cell>
          <table:table-cell office:value-type="float" office:value="177210" table:style-name="ce11">
            <text:p>177,210</text:p>
          </table:table-cell>
          <table:table-cell office:value-type="float" office:value="84831" table:style-name="ce11">
            <text:p>84,831</text:p>
          </table:table-cell>
          <table:table-cell office:value-type="float" office:value="92379" table:style-name="ce23">
            <text:p>92,3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128" table:style-name="ce9">
            <text:p>89,128</text:p>
          </table:table-cell>
          <table:table-cell office:value-type="float" office:value="202533" table:style-name="ce11">
            <text:p>202,533</text:p>
          </table:table-cell>
          <table:table-cell office:value-type="float" office:value="98567" table:style-name="ce11">
            <text:p>98,567</text:p>
          </table:table-cell>
          <table:table-cell office:value-type="float" office:value="103966" table:style-name="ce23">
            <text:p>103,9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46" table:style-name="ce9">
            <text:p>16,146</text:p>
          </table:table-cell>
          <table:table-cell office:value-type="float" office:value="39648" table:style-name="ce11">
            <text:p>39,648</text:p>
          </table:table-cell>
          <table:table-cell office:value-type="float" office:value="20013" table:style-name="ce11">
            <text:p>20,013</text:p>
          </table:table-cell>
          <table:table-cell office:value-type="float" office:value="19635" table:style-name="ce23">
            <text:p>19,6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7805" table:style-name="ce9">
            <text:p>87,805</text:p>
          </table:table-cell>
          <table:table-cell office:value-type="float" office:value="237226" table:style-name="ce11">
            <text:p>237,226</text:p>
          </table:table-cell>
          <table:table-cell office:value-type="float" office:value="116728" table:style-name="ce11">
            <text:p>116,728</text:p>
          </table:table-cell>
          <table:table-cell office:value-type="float" office:value="120498" table:style-name="ce23">
            <text:p>120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252" table:style-name="ce9">
            <text:p>72,252</text:p>
          </table:table-cell>
          <table:table-cell office:value-type="float" office:value="201728" table:style-name="ce11">
            <text:p>201,728</text:p>
          </table:table-cell>
          <table:table-cell office:value-type="float" office:value="98941" table:style-name="ce11">
            <text:p>98,941</text:p>
          </table:table-cell>
          <table:table-cell office:value-type="float" office:value="102787" table:style-name="ce23">
            <text:p>102,7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300" table:style-name="ce9">
            <text:p>33,300</text:p>
          </table:table-cell>
          <table:table-cell office:value-type="float" office:value="87457" table:style-name="ce11">
            <text:p>87,457</text:p>
          </table:table-cell>
          <table:table-cell office:value-type="float" office:value="44033" table:style-name="ce11">
            <text:p>44,033</text:p>
          </table:table-cell>
          <table:table-cell office:value-type="float" office:value="43424" table:style-name="ce23">
            <text:p>43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770" table:style-name="ce9">
            <text:p>28,770</text:p>
          </table:table-cell>
          <table:table-cell office:value-type="float" office:value="78781" table:style-name="ce11">
            <text:p>78,781</text:p>
          </table:table-cell>
          <table:table-cell office:value-type="float" office:value="38929" table:style-name="ce11">
            <text:p>38,929</text:p>
          </table:table-cell>
          <table:table-cell office:value-type="float" office:value="39852" table:style-name="ce23">
            <text:p>39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5667" table:style-name="ce9">
            <text:p>45,667</text:p>
          </table:table-cell>
          <table:table-cell office:value-type="float" office:value="113829" table:style-name="ce11">
            <text:p>113,829</text:p>
          </table:table-cell>
          <table:table-cell office:value-type="float" office:value="55273" table:style-name="ce11">
            <text:p>55,273</text:p>
          </table:table-cell>
          <table:table-cell office:value-type="float" office:value="58556" table:style-name="ce23">
            <text:p>58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99" table:style-name="ce9">
            <text:p>9,699</text:p>
          </table:table-cell>
          <table:table-cell office:value-type="float" office:value="23698" table:style-name="ce11">
            <text:p>23,698</text:p>
          </table:table-cell>
          <table:table-cell office:value-type="float" office:value="11843" table:style-name="ce11">
            <text:p>11,843</text:p>
          </table:table-cell>
          <table:table-cell office:value-type="float" office:value="11855" table:style-name="ce23">
            <text:p>11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0" table:style-name="ce9">
            <text:p>3,410</text:p>
          </table:table-cell>
          <table:table-cell office:value-type="float" office:value="7635" table:style-name="ce11">
            <text:p>7,635</text:p>
          </table:table-cell>
          <table:table-cell office:value-type="float" office:value="4161" table:style-name="ce11">
            <text:p>4,161</text:p>
          </table:table-cell>
          <table:table-cell office:value-type="float" office:value="3474" table:style-name="ce23">
            <text:p>3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37" table:style-name="ce9">
            <text:p>2,537</text:p>
          </table:table-cell>
          <table:table-cell office:value-type="float" office:value="6663" table:style-name="ce11">
            <text:p>6,663</text:p>
          </table:table-cell>
          <table:table-cell office:value-type="float" office:value="3631" table:style-name="ce11">
            <text:p>3,631</text:p>
          </table:table-cell>
          <table:table-cell office:value-type="float" office:value="3032" table:style-name="ce23">
            <text:p>3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30" table:style-name="ce9">
            <text:p>9,530</text:p>
          </table:table-cell>
          <table:table-cell office:value-type="float" office:value="22805" table:style-name="ce11">
            <text:p>22,805</text:p>
          </table:table-cell>
          <table:table-cell office:value-type="float" office:value="11731" table:style-name="ce11">
            <text:p>11,731</text:p>
          </table:table-cell>
          <table:table-cell office:value-type="float" office:value="11074" table:style-name="ce23">
            <text:p>11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8" table:style-name="ce9">
            <text:p>4,308</text:p>
          </table:table-cell>
          <table:table-cell office:value-type="float" office:value="11938" table:style-name="ce11">
            <text:p>11,938</text:p>
          </table:table-cell>
          <table:table-cell office:value-type="float" office:value="6194" table:style-name="ce11">
            <text:p>6,194</text:p>
          </table:table-cell>
          <table:table-cell office:value-type="float" office:value="5744" table:style-name="ce23">
            <text:p>5,7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123" table:style-name="ce9">
            <text:p>15,123</text:p>
          </table:table-cell>
          <table:table-cell office:value-type="float" office:value="39192" table:style-name="ce11">
            <text:p>39,192</text:p>
          </table:table-cell>
          <table:table-cell office:value-type="float" office:value="19545" table:style-name="ce11">
            <text:p>19,545</text:p>
          </table:table-cell>
          <table:table-cell office:value-type="float" office:value="19647" table:style-name="ce23">
            <text:p>19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87" table:style-name="ce9">
            <text:p>2,287</text:p>
          </table:table-cell>
          <table:table-cell office:value-type="float" office:value="4592" table:style-name="ce11">
            <text:p>4,592</text:p>
          </table:table-cell>
          <table:table-cell office:value-type="float" office:value="2554" table:style-name="ce11">
            <text:p>2,554</text:p>
          </table:table-cell>
          <table:table-cell office:value-type="float" office:value="2038" table:style-name="ce23">
            <text:p>2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90" table:style-name="ce9">
            <text:p>3,790</text:p>
          </table:table-cell>
          <table:table-cell office:value-type="float" office:value="8709" table:style-name="ce11">
            <text:p>8,709</text:p>
          </table:table-cell>
          <table:table-cell office:value-type="float" office:value="4708" table:style-name="ce11">
            <text:p>4,708</text:p>
          </table:table-cell>
          <table:table-cell office:value-type="float" office:value="4001" table:style-name="ce23">
            <text:p>4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0" table:style-name="ce9">
            <text:p>4,350</text:p>
          </table:table-cell>
          <table:table-cell office:value-type="float" office:value="12089" table:style-name="ce11">
            <text:p>12,089</text:p>
          </table:table-cell>
          <table:table-cell office:value-type="float" office:value="6174" table:style-name="ce11">
            <text:p>6,174</text:p>
          </table:table-cell>
          <table:table-cell office:value-type="float" office:value="5915" table:style-name="ce23">
            <text:p>5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33" table:style-name="ce9">
            <text:p>7,133</text:p>
          </table:table-cell>
          <table:table-cell office:value-type="float" office:value="21470" table:style-name="ce11">
            <text:p>21,470</text:p>
          </table:table-cell>
          <table:table-cell office:value-type="float" office:value="10571" table:style-name="ce11">
            <text:p>10,571</text:p>
          </table:table-cell>
          <table:table-cell office:value-type="float" office:value="10899" table:style-name="ce23">
            <text:p>10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20" table:style-name="ce9">
            <text:p>7,520</text:p>
          </table:table-cell>
          <table:table-cell office:value-type="float" office:value="21966" table:style-name="ce11">
            <text:p>21,966</text:p>
          </table:table-cell>
          <table:table-cell office:value-type="float" office:value="11016" table:style-name="ce11">
            <text:p>11,016</text:p>
          </table:table-cell>
          <table:table-cell office:value-type="float" office:value="10950" table:style-name="ce23">
            <text:p>10,95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6" table:style-name="ce16">
            <text:p>1,906</text:p>
          </table:table-cell>
          <table:table-cell office:value-type="float" office:value="6424" table:style-name="ce18">
            <text:p>6,424</text:p>
          </table:table-cell>
          <table:table-cell office:value-type="float" office:value="3131" table:style-name="ce18">
            <text:p>3,131</text:p>
          </table:table-cell>
          <table:table-cell office:value-type="float" office:value="3293" table:style-name="ce19">
            <text:p>3,293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0261" table:style-name="ce71">
            <text:p>820,261</text:p>
          </table:table-cell>
          <table:table-cell office:value-type="float" office:value="2240328" table:style-name="ce79">
            <text:p>2,240,328</text:p>
          </table:table-cell>
          <table:table-cell office:value-type="float" office:value="1112439" table:style-name="ce79">
            <text:p>1,112,439</text:p>
          </table:table-cell>
          <table:table-cell office:value-type="float" office:value="1127889" table:style-name="ce83">
            <text:p>1,127,8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2083" table:style-name="ce52">
            <text:p>172,083</text:p>
          </table:table-cell>
          <table:table-cell office:value-type="float" office:value="450928" table:style-name="ce11">
            <text:p>450,928</text:p>
          </table:table-cell>
          <table:table-cell office:value-type="float" office:value="218522" table:style-name="ce11">
            <text:p>218,522</text:p>
          </table:table-cell>
          <table:table-cell office:value-type="float" office:value="232406" table:style-name="ce23">
            <text:p>232,40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5643" table:style-name="ce52">
            <text:p>155,643</text:p>
          </table:table-cell>
          <table:table-cell office:value-type="float" office:value="415698" table:style-name="ce11">
            <text:p>415,698</text:p>
          </table:table-cell>
          <table:table-cell office:value-type="float" office:value="204194" table:style-name="ce11">
            <text:p>204,194</text:p>
          </table:table-cell>
          <table:table-cell office:value-type="float" office:value="211504" table:style-name="ce23">
            <text:p>211,50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263" table:style-name="ce52">
            <text:p>33,263</text:p>
          </table:table-cell>
          <table:table-cell office:value-type="float" office:value="95318" table:style-name="ce11">
            <text:p>95,318</text:p>
          </table:table-cell>
          <table:table-cell office:value-type="float" office:value="48413" table:style-name="ce11">
            <text:p>48,413</text:p>
          </table:table-cell>
          <table:table-cell office:value-type="float" office:value="46905" table:style-name="ce23">
            <text:p>46,90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0552" table:style-name="ce52">
            <text:p>60,552</text:p>
          </table:table-cell>
          <table:table-cell office:value-type="float" office:value="172239" table:style-name="ce11">
            <text:p>172,239</text:p>
          </table:table-cell>
          <table:table-cell office:value-type="float" office:value="86609" table:style-name="ce11">
            <text:p>86,609</text:p>
          </table:table-cell>
          <table:table-cell office:value-type="float" office:value="85630" table:style-name="ce23">
            <text:p>85,63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119" table:style-name="ce52">
            <text:p>60,119</text:p>
          </table:table-cell>
          <table:table-cell office:value-type="float" office:value="165945" table:style-name="ce11">
            <text:p>165,945</text:p>
          </table:table-cell>
          <table:table-cell office:value-type="float" office:value="82252" table:style-name="ce11">
            <text:p>82,252</text:p>
          </table:table-cell>
          <table:table-cell office:value-type="float" office:value="83693" table:style-name="ce23">
            <text:p>83,6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555" table:style-name="ce52">
            <text:p>34,555</text:p>
          </table:table-cell>
          <table:table-cell office:value-type="float" office:value="92359" table:style-name="ce11">
            <text:p>92,359</text:p>
          </table:table-cell>
          <table:table-cell office:value-type="float" office:value="47033" table:style-name="ce11">
            <text:p>47,033</text:p>
          </table:table-cell>
          <table:table-cell office:value-type="float" office:value="45326" table:style-name="ce23">
            <text:p>45,32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3613" table:style-name="ce52">
            <text:p>63,613</text:p>
          </table:table-cell>
          <table:table-cell office:value-type="float" office:value="162221" table:style-name="ce11">
            <text:p>162,221</text:p>
          </table:table-cell>
          <table:table-cell office:value-type="float" office:value="80565" table:style-name="ce11">
            <text:p>80,565</text:p>
          </table:table-cell>
          <table:table-cell office:value-type="float" office:value="81656" table:style-name="ce23">
            <text:p>81,65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3661" table:style-name="ce52">
            <text:p>73,661</text:p>
          </table:table-cell>
          <table:table-cell office:value-type="float" office:value="204827" table:style-name="ce11">
            <text:p>204,827</text:p>
          </table:table-cell>
          <table:table-cell office:value-type="float" office:value="102173" table:style-name="ce11">
            <text:p>102,173</text:p>
          </table:table-cell>
          <table:table-cell office:value-type="float" office:value="102654" table:style-name="ce23">
            <text:p>102,65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034" table:style-name="ce52">
            <text:p>43,034</text:p>
          </table:table-cell>
          <table:table-cell office:value-type="float" office:value="123813" table:style-name="ce11">
            <text:p>123,813</text:p>
          </table:table-cell>
          <table:table-cell office:value-type="float" office:value="61829" table:style-name="ce11">
            <text:p>61,829</text:p>
          </table:table-cell>
          <table:table-cell office:value-type="float" office:value="61984" table:style-name="ce23">
            <text:p>61,98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359" table:style-name="ce52">
            <text:p>79,359</text:p>
          </table:table-cell>
          <table:table-cell office:value-type="float" office:value="227902" table:style-name="ce11">
            <text:p>227,902</text:p>
          </table:table-cell>
          <table:table-cell office:value-type="float" office:value="113046" table:style-name="ce11">
            <text:p>113,046</text:p>
          </table:table-cell>
          <table:table-cell office:value-type="float" office:value="114856" table:style-name="ce23">
            <text:p>114,85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776" table:style-name="ce52">
            <text:p>16,776</text:p>
          </table:table-cell>
          <table:table-cell office:value-type="float" office:value="49208" table:style-name="ce11">
            <text:p>49,208</text:p>
          </table:table-cell>
          <table:table-cell office:value-type="float" office:value="26173" table:style-name="ce11">
            <text:p>26,173</text:p>
          </table:table-cell>
          <table:table-cell office:value-type="float" office:value="23035" table:style-name="ce23">
            <text:p>23,03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752" table:style-name="ce52">
            <text:p>23,752</text:p>
          </table:table-cell>
          <table:table-cell office:value-type="float" office:value="67725" table:style-name="ce11">
            <text:p>67,725</text:p>
          </table:table-cell>
          <table:table-cell office:value-type="float" office:value="35064" table:style-name="ce11">
            <text:p>35,064</text:p>
          </table:table-cell>
          <table:table-cell office:value-type="float" office:value="32661" table:style-name="ce23">
            <text:p>32,661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1" table:style-name="ce53">
            <text:p>3,851</text:p>
          </table:table-cell>
          <table:table-cell office:value-type="float" office:value="12145" table:style-name="ce18">
            <text:p>12,145</text:p>
          </table:table-cell>
          <table:table-cell office:value-type="float" office:value="6566" table:style-name="ce18">
            <text:p>6,566</text:p>
          </table:table-cell>
          <table:table-cell office:value-type="float" office:value="5579" table:style-name="ce19">
            <text:p>5,579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9212" table:style-name="ce71">
            <text:p>1,059,212</text:p>
          </table:table-cell>
          <table:table-cell office:value-type="float" office:value="2650154" table:style-name="ce79">
            <text:p>2,650,154</text:p>
          </table:table-cell>
          <table:table-cell office:value-type="float" office:value="1263106" table:style-name="ce79">
            <text:p>1,263,106</text:p>
          </table:table-cell>
          <table:table-cell office:value-type="float" office:value="1387048" table:style-name="ce73">
            <text:p>1,387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289" table:style-name="ce52">
            <text:p>81,289</text:p>
          </table:table-cell>
          <table:table-cell office:value-type="float" office:value="204460" table:style-name="ce11">
            <text:p>204,460</text:p>
          </table:table-cell>
          <table:table-cell office:value-type="float" office:value="95706" table:style-name="ce11">
            <text:p>95,706</text:p>
          </table:table-cell>
          <table:table-cell office:value-type="float" office:value="108754" table:style-name="ce10">
            <text:p>108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376" table:style-name="ce52">
            <text:p>89,376</text:p>
          </table:table-cell>
          <table:table-cell office:value-type="float" office:value="220817" table:style-name="ce11">
            <text:p>220,817</text:p>
          </table:table-cell>
          <table:table-cell office:value-type="float" office:value="105078" table:style-name="ce11">
            <text:p>105,078</text:p>
          </table:table-cell>
          <table:table-cell office:value-type="float" office:value="115739" table:style-name="ce10">
            <text:p>115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616" table:style-name="ce52">
            <text:p>121,616</text:p>
          </table:table-cell>
          <table:table-cell office:value-type="float" office:value="308079" table:style-name="ce11">
            <text:p>308,079</text:p>
          </table:table-cell>
          <table:table-cell office:value-type="float" office:value="143439" table:style-name="ce11">
            <text:p>143,439</text:p>
          </table:table-cell>
          <table:table-cell office:value-type="float" office:value="164640" table:style-name="ce10">
            <text:p>164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598" table:style-name="ce52">
            <text:p>100,598</text:p>
          </table:table-cell>
          <table:table-cell office:value-type="float" office:value="227807" table:style-name="ce11">
            <text:p>227,807</text:p>
          </table:table-cell>
          <table:table-cell office:value-type="float" office:value="105744" table:style-name="ce11">
            <text:p>105,744</text:p>
          </table:table-cell>
          <table:table-cell office:value-type="float" office:value="122063" table:style-name="ce10">
            <text:p>122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550" table:style-name="ce52">
            <text:p>65,550</text:p>
          </table:table-cell>
          <table:table-cell office:value-type="float" office:value="157990" table:style-name="ce11">
            <text:p>157,990</text:p>
          </table:table-cell>
          <table:table-cell office:value-type="float" office:value="75288" table:style-name="ce11">
            <text:p>75,288</text:p>
          </table:table-cell>
          <table:table-cell office:value-type="float" office:value="82702" table:style-name="ce10">
            <text:p>82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836" table:style-name="ce52">
            <text:p>51,836</text:p>
          </table:table-cell>
          <table:table-cell office:value-type="float" office:value="126316" table:style-name="ce11">
            <text:p>126,316</text:p>
          </table:table-cell>
          <table:table-cell office:value-type="float" office:value="61355" table:style-name="ce11">
            <text:p>61,355</text:p>
          </table:table-cell>
          <table:table-cell office:value-type="float" office:value="64961" table:style-name="ce10">
            <text:p>64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176" table:style-name="ce52">
            <text:p>79,176</text:p>
          </table:table-cell>
          <table:table-cell office:value-type="float" office:value="187695" table:style-name="ce11">
            <text:p>187,695</text:p>
          </table:table-cell>
          <table:table-cell office:value-type="float" office:value="91933" table:style-name="ce11">
            <text:p>91,933</text:p>
          </table:table-cell>
          <table:table-cell office:value-type="float" office:value="95762" table:style-name="ce10">
            <text:p>95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209" table:style-name="ce52">
            <text:p>107,209</text:p>
          </table:table-cell>
          <table:table-cell office:value-type="float" office:value="272456" table:style-name="ce11">
            <text:p>272,456</text:p>
          </table:table-cell>
          <table:table-cell office:value-type="float" office:value="130449" table:style-name="ce11">
            <text:p>130,449</text:p>
          </table:table-cell>
          <table:table-cell office:value-type="float" office:value="142007" table:style-name="ce10">
            <text:p>142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476" table:style-name="ce52">
            <text:p>47,476</text:p>
          </table:table-cell>
          <table:table-cell office:value-type="float" office:value="120537" table:style-name="ce11">
            <text:p>120,537</text:p>
          </table:table-cell>
          <table:table-cell office:value-type="float" office:value="58867" table:style-name="ce11">
            <text:p>58,867</text:p>
          </table:table-cell>
          <table:table-cell office:value-type="float" office:value="61670" table:style-name="ce10">
            <text:p>61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296" table:style-name="ce52">
            <text:p>109,296</text:p>
          </table:table-cell>
          <table:table-cell office:value-type="float" office:value="286227" table:style-name="ce11">
            <text:p>286,227</text:p>
          </table:table-cell>
          <table:table-cell office:value-type="float" office:value="136460" table:style-name="ce11">
            <text:p>136,460</text:p>
          </table:table-cell>
          <table:table-cell office:value-type="float" office:value="149767" table:style-name="ce10">
            <text:p>149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11" table:style-name="ce52">
            <text:p>108,011</text:p>
          </table:table-cell>
          <table:table-cell office:value-type="float" office:value="284119" table:style-name="ce11">
            <text:p>284,119</text:p>
          </table:table-cell>
          <table:table-cell office:value-type="float" office:value="136889" table:style-name="ce11">
            <text:p>136,889</text:p>
          </table:table-cell>
          <table:table-cell office:value-type="float" office:value="147230" table:style-name="ce10">
            <text:p>147,23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779" table:style-name="ce53">
            <text:p>97,779</text:p>
          </table:table-cell>
          <table:table-cell office:value-type="float" office:value="253651" table:style-name="ce18">
            <text:p>253,651</text:p>
          </table:table-cell>
          <table:table-cell office:value-type="float" office:value="121898" table:style-name="ce18">
            <text:p>121,898</text:p>
          </table:table-cell>
          <table:table-cell office:value-type="float" office:value="131753" table:style-name="ce17">
            <text:p>131,75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8年08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2560" table:style-name="ce71">
            <text:p>982,560</text:p>
          </table:table-cell>
          <table:table-cell office:value-type="float" office:value="2811729" table:style-name="ce79">
            <text:p>2,811,729</text:p>
          </table:table-cell>
          <table:table-cell office:value-type="float" office:value="1382933" table:style-name="ce79">
            <text:p>1,382,933</text:p>
          </table:table-cell>
          <table:table-cell office:value-type="float" office:value="1428796" table:style-name="ce73">
            <text:p>1,428,79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51" table:style-name="ce52">
            <text:p>7,951</text:p>
          </table:table-cell>
          <table:table-cell office:value-type="float" office:value="18405" table:style-name="ce11">
            <text:p>18,405</text:p>
          </table:table-cell>
          <table:table-cell office:value-type="float" office:value="9101" table:style-name="ce11">
            <text:p>9,101</text:p>
          </table:table-cell>
          <table:table-cell office:value-type="float" office:value="9304" table:style-name="ce10">
            <text:p>9,30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478" table:style-name="ce52">
            <text:p>28,478</text:p>
          </table:table-cell>
          <table:table-cell office:value-type="float" office:value="76068" table:style-name="ce11">
            <text:p>76,068</text:p>
          </table:table-cell>
          <table:table-cell office:value-type="float" office:value="37731" table:style-name="ce11">
            <text:p>37,731</text:p>
          </table:table-cell>
          <table:table-cell office:value-type="float" office:value="38337" table:style-name="ce10">
            <text:p>38,33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435" table:style-name="ce52">
            <text:p>49,435</text:p>
          </table:table-cell>
          <table:table-cell office:value-type="float" office:value="126472" table:style-name="ce11">
            <text:p>126,472</text:p>
          </table:table-cell>
          <table:table-cell office:value-type="float" office:value="60559" table:style-name="ce11">
            <text:p>60,559</text:p>
          </table:table-cell>
          <table:table-cell office:value-type="float" office:value="65913" table:style-name="ce10">
            <text:p>65,91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26" table:style-name="ce52">
            <text:p>46,026</text:p>
          </table:table-cell>
          <table:table-cell office:value-type="float" office:value="115381" table:style-name="ce11">
            <text:p>115,381</text:p>
          </table:table-cell>
          <table:table-cell office:value-type="float" office:value="54666" table:style-name="ce11">
            <text:p>54,666</text:p>
          </table:table-cell>
          <table:table-cell office:value-type="float" office:value="60715" table:style-name="ce10">
            <text:p>60,71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062" table:style-name="ce52">
            <text:p>60,062</text:p>
          </table:table-cell>
          <table:table-cell office:value-type="float" office:value="147324" table:style-name="ce11">
            <text:p>147,324</text:p>
          </table:table-cell>
          <table:table-cell office:value-type="float" office:value="70275" table:style-name="ce11">
            <text:p>70,275</text:p>
          </table:table-cell>
          <table:table-cell office:value-type="float" office:value="77049" table:style-name="ce10">
            <text:p>77,04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030" table:style-name="ce52">
            <text:p>88,030</text:p>
          </table:table-cell>
          <table:table-cell office:value-type="float" office:value="229840" table:style-name="ce11">
            <text:p>229,840</text:p>
          </table:table-cell>
          <table:table-cell office:value-type="float" office:value="110124" table:style-name="ce11">
            <text:p>110,124</text:p>
          </table:table-cell>
          <table:table-cell office:value-type="float" office:value="119716" table:style-name="ce10">
            <text:p>119,71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383" table:style-name="ce52">
            <text:p>64,383</text:p>
          </table:table-cell>
          <table:table-cell office:value-type="float" office:value="172440" table:style-name="ce11">
            <text:p>172,440</text:p>
          </table:table-cell>
          <table:table-cell office:value-type="float" office:value="82390" table:style-name="ce11">
            <text:p>82,390</text:p>
          </table:table-cell>
          <table:table-cell office:value-type="float" office:value="90050" table:style-name="ce10">
            <text:p>90,05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3955" table:style-name="ce52">
            <text:p>103,955</text:p>
          </table:table-cell>
          <table:table-cell office:value-type="float" office:value="282290" table:style-name="ce11">
            <text:p>282,290</text:p>
          </table:table-cell>
          <table:table-cell office:value-type="float" office:value="135000" table:style-name="ce11">
            <text:p>135,000</text:p>
          </table:table-cell>
          <table:table-cell office:value-type="float" office:value="147290" table:style-name="ce10">
            <text:p>147,29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593" table:style-name="ce52">
            <text:p>54,593</text:p>
          </table:table-cell>
          <table:table-cell office:value-type="float" office:value="166929" table:style-name="ce11">
            <text:p>166,929</text:p>
          </table:table-cell>
          <table:table-cell office:value-type="float" office:value="82318" table:style-name="ce11">
            <text:p>82,318</text:p>
          </table:table-cell>
          <table:table-cell office:value-type="float" office:value="84611" table:style-name="ce10">
            <text:p>84,6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16" table:style-name="ce52">
            <text:p>17,416</text:p>
          </table:table-cell>
          <table:table-cell office:value-type="float" office:value="49914" table:style-name="ce11">
            <text:p>49,914</text:p>
          </table:table-cell>
          <table:table-cell office:value-type="float" office:value="25594" table:style-name="ce11">
            <text:p>25,594</text:p>
          </table:table-cell>
          <table:table-cell office:value-type="float" office:value="24320" table:style-name="ce10">
            <text:p>24,3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440" table:style-name="ce52">
            <text:p>23,440</text:p>
          </table:table-cell>
          <table:table-cell office:value-type="float" office:value="77081" table:style-name="ce11">
            <text:p>77,081</text:p>
          </table:table-cell>
          <table:table-cell office:value-type="float" office:value="38643" table:style-name="ce11">
            <text:p>38,643</text:p>
          </table:table-cell>
          <table:table-cell office:value-type="float" office:value="38438" table:style-name="ce10">
            <text:p>38,4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354" table:style-name="ce52">
            <text:p>28,354</text:p>
          </table:table-cell>
          <table:table-cell office:value-type="float" office:value="87402" table:style-name="ce11">
            <text:p>87,402</text:p>
          </table:table-cell>
          <table:table-cell office:value-type="float" office:value="44743" table:style-name="ce11">
            <text:p>44,743</text:p>
          </table:table-cell>
          <table:table-cell office:value-type="float" office:value="42659" table:style-name="ce10">
            <text:p>42,6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546" table:style-name="ce52">
            <text:p>30,546</text:p>
          </table:table-cell>
          <table:table-cell office:value-type="float" office:value="94575" table:style-name="ce11">
            <text:p>94,575</text:p>
          </table:table-cell>
          <table:table-cell office:value-type="float" office:value="47659" table:style-name="ce11">
            <text:p>47,659</text:p>
          </table:table-cell>
          <table:table-cell office:value-type="float" office:value="46916" table:style-name="ce10">
            <text:p>46,9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497" table:style-name="ce52">
            <text:p>18,497</text:p>
          </table:table-cell>
          <table:table-cell office:value-type="float" office:value="58792" table:style-name="ce11">
            <text:p>58,792</text:p>
          </table:table-cell>
          <table:table-cell office:value-type="float" office:value="29449" table:style-name="ce11">
            <text:p>29,449</text:p>
          </table:table-cell>
          <table:table-cell office:value-type="float" office:value="29343" table:style-name="ce10">
            <text:p>29,34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586" table:style-name="ce52">
            <text:p>16,586</text:p>
          </table:table-cell>
          <table:table-cell office:value-type="float" office:value="54670" table:style-name="ce11">
            <text:p>54,670</text:p>
          </table:table-cell>
          <table:table-cell office:value-type="float" office:value="27707" table:style-name="ce11">
            <text:p>27,707</text:p>
          </table:table-cell>
          <table:table-cell office:value-type="float" office:value="26963" table:style-name="ce10">
            <text:p>26,9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894" table:style-name="ce52">
            <text:p>19,894</text:p>
          </table:table-cell>
          <table:table-cell office:value-type="float" office:value="65681" table:style-name="ce11">
            <text:p>65,681</text:p>
          </table:table-cell>
          <table:table-cell office:value-type="float" office:value="33448" table:style-name="ce11">
            <text:p>33,448</text:p>
          </table:table-cell>
          <table:table-cell office:value-type="float" office:value="32233" table:style-name="ce10">
            <text:p>32,2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077" table:style-name="ce52">
            <text:p>37,077</text:p>
          </table:table-cell>
          <table:table-cell office:value-type="float" office:value="109315" table:style-name="ce11">
            <text:p>109,315</text:p>
          </table:table-cell>
          <table:table-cell office:value-type="float" office:value="53957" table:style-name="ce11">
            <text:p>53,957</text:p>
          </table:table-cell>
          <table:table-cell office:value-type="float" office:value="55358" table:style-name="ce10">
            <text:p>55,3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29" table:style-name="ce52">
            <text:p>30,229</text:p>
          </table:table-cell>
          <table:table-cell office:value-type="float" office:value="95746" table:style-name="ce11">
            <text:p>95,746</text:p>
          </table:table-cell>
          <table:table-cell office:value-type="float" office:value="47651" table:style-name="ce11">
            <text:p>47,651</text:p>
          </table:table-cell>
          <table:table-cell office:value-type="float" office:value="48095" table:style-name="ce10">
            <text:p>48,09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25" table:style-name="ce52">
            <text:p>7,625</text:p>
          </table:table-cell>
          <table:table-cell office:value-type="float" office:value="24353" table:style-name="ce11">
            <text:p>24,353</text:p>
          </table:table-cell>
          <table:table-cell office:value-type="float" office:value="12623" table:style-name="ce11">
            <text:p>12,623</text:p>
          </table:table-cell>
          <table:table-cell office:value-type="float" office:value="11730" table:style-name="ce10">
            <text:p>11,73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08" table:style-name="ce52">
            <text:p>4,908</text:p>
          </table:table-cell>
          <table:table-cell office:value-type="float" office:value="14812" table:style-name="ce11">
            <text:p>14,812</text:p>
          </table:table-cell>
          <table:table-cell office:value-type="float" office:value="7671" table:style-name="ce11">
            <text:p>7,671</text:p>
          </table:table-cell>
          <table:table-cell office:value-type="float" office:value="7141" table:style-name="ce10">
            <text:p>7,1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893" table:style-name="ce52">
            <text:p>9,893</text:p>
          </table:table-cell>
          <table:table-cell office:value-type="float" office:value="32220" table:style-name="ce11">
            <text:p>32,220</text:p>
          </table:table-cell>
          <table:table-cell office:value-type="float" office:value="16445" table:style-name="ce11">
            <text:p>16,445</text:p>
          </table:table-cell>
          <table:table-cell office:value-type="float" office:value="15775" table:style-name="ce10">
            <text:p>15,7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66" table:style-name="ce52">
            <text:p>5,566</text:p>
          </table:table-cell>
          <table:table-cell office:value-type="float" office:value="19128" table:style-name="ce11">
            <text:p>19,128</text:p>
          </table:table-cell>
          <table:table-cell office:value-type="float" office:value="10105" table:style-name="ce11">
            <text:p>10,105</text:p>
          </table:table-cell>
          <table:table-cell office:value-type="float" office:value="9023" table:style-name="ce10">
            <text:p>9,0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451" table:style-name="ce52">
            <text:p>25,451</text:p>
          </table:table-cell>
          <table:table-cell office:value-type="float" office:value="75405" table:style-name="ce11">
            <text:p>75,405</text:p>
          </table:table-cell>
          <table:table-cell office:value-type="float" office:value="37746" table:style-name="ce11">
            <text:p>37,746</text:p>
          </table:table-cell>
          <table:table-cell office:value-type="float" office:value="37659" table:style-name="ce10">
            <text:p>37,6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7967" table:style-name="ce52">
            <text:p>17,967</text:p>
          </table:table-cell>
          <table:table-cell office:value-type="float" office:value="57240" table:style-name="ce11">
            <text:p>57,240</text:p>
          </table:table-cell>
          <table:table-cell office:value-type="float" office:value="29219" table:style-name="ce11">
            <text:p>29,219</text:p>
          </table:table-cell>
          <table:table-cell office:value-type="float" office:value="28021" table:style-name="ce10">
            <text:p>28,0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658" table:style-name="ce52">
            <text:p>23,658</text:p>
          </table:table-cell>
          <table:table-cell office:value-type="float" office:value="77909" table:style-name="ce11">
            <text:p>77,909</text:p>
          </table:table-cell>
          <table:table-cell office:value-type="float" office:value="39227" table:style-name="ce11">
            <text:p>39,227</text:p>
          </table:table-cell>
          <table:table-cell office:value-type="float" office:value="38682" table:style-name="ce10">
            <text:p>38,6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581" table:style-name="ce52">
            <text:p>20,581</text:p>
          </table:table-cell>
          <table:table-cell office:value-type="float" office:value="65449" table:style-name="ce11">
            <text:p>65,449</text:p>
          </table:table-cell>
          <table:table-cell office:value-type="float" office:value="33174" table:style-name="ce11">
            <text:p>33,174</text:p>
          </table:table-cell>
          <table:table-cell office:value-type="float" office:value="32275" table:style-name="ce10">
            <text:p>32,2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304" table:style-name="ce52">
            <text:p>66,304</text:p>
          </table:table-cell>
          <table:table-cell office:value-type="float" office:value="193311" table:style-name="ce11">
            <text:p>193,311</text:p>
          </table:table-cell>
          <table:table-cell office:value-type="float" office:value="95638" table:style-name="ce11">
            <text:p>95,638</text:p>
          </table:table-cell>
          <table:table-cell office:value-type="float" office:value="97673" table:style-name="ce10">
            <text:p>97,6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064" table:style-name="ce52">
            <text:p>71,064</text:p>
          </table:table-cell>
          <table:table-cell office:value-type="float" office:value="212662" table:style-name="ce11">
            <text:p>212,662</text:p>
          </table:table-cell>
          <table:table-cell office:value-type="float" office:value="104201" table:style-name="ce11">
            <text:p>104,201</text:p>
          </table:table-cell>
          <table:table-cell office:value-type="float" office:value="108461" table:style-name="ce10">
            <text:p>108,46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1" table:style-name="ce53">
            <text:p>4,591</text:p>
          </table:table-cell>
          <table:table-cell office:value-type="float" office:value="10915" table:style-name="ce18">
            <text:p>10,915</text:p>
          </table:table-cell>
          <table:table-cell office:value-type="float" office:value="5869" table:style-name="ce18">
            <text:p>5,869</text:p>
          </table:table-cell>
          <table:table-cell office:value-type="float" office:value="5046" table:style-name="ce17">
            <text:p>5,046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07397" table:style-name="ce75">
            <text:p>1,107,397</text:p>
          </table:table-cell>
          <table:table-cell office:value-type="float" office:value="2773786" table:style-name="ce79">
            <text:p>2,773,786</text:p>
          </table:table-cell>
          <table:table-cell office:value-type="float" office:value="1370774" table:style-name="ce80">
            <text:p>1,370,774</text:p>
          </table:table-cell>
          <table:table-cell office:value-type="float" office:value="1403012" table:style-name="ce72">
            <text:p>1,403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06" table:style-name="ce9">
            <text:p>10,906</text:p>
          </table:table-cell>
          <table:table-cell office:value-type="float" office:value="23969" table:style-name="ce11">
            <text:p>23,969</text:p>
          </table:table-cell>
          <table:table-cell office:value-type="float" office:value="11900" table:style-name="ce9">
            <text:p>11,900</text:p>
          </table:table-cell>
          <table:table-cell office:value-type="float" office:value="12069" table:style-name="ce9">
            <text:p>12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223" table:style-name="ce9">
            <text:p>59,223</text:p>
          </table:table-cell>
          <table:table-cell office:value-type="float" office:value="140836" table:style-name="ce11">
            <text:p>140,836</text:p>
          </table:table-cell>
          <table:table-cell office:value-type="float" office:value="67806" table:style-name="ce9">
            <text:p>67,806</text:p>
          </table:table-cell>
          <table:table-cell office:value-type="float" office:value="73030" table:style-name="ce9">
            <text:p>73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9956" table:style-name="ce9">
            <text:p>79,956</text:p>
          </table:table-cell>
          <table:table-cell office:value-type="float" office:value="197436" table:style-name="ce11">
            <text:p>197,436</text:p>
          </table:table-cell>
          <table:table-cell office:value-type="float" office:value="94636" table:style-name="ce9">
            <text:p>94,636</text:p>
          </table:table-cell>
          <table:table-cell office:value-type="float" office:value="102800" table:style-name="ce9">
            <text:p>102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094" table:style-name="ce9">
            <text:p>73,094</text:p>
          </table:table-cell>
          <table:table-cell office:value-type="float" office:value="187263" table:style-name="ce11">
            <text:p>187,263</text:p>
          </table:table-cell>
          <table:table-cell office:value-type="float" office:value="91727" table:style-name="ce9">
            <text:p>91,727</text:p>
          </table:table-cell>
          <table:table-cell office:value-type="float" office:value="95536" table:style-name="ce9">
            <text:p>95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558" table:style-name="ce9">
            <text:p>137,558</text:p>
          </table:table-cell>
          <table:table-cell office:value-type="float" office:value="339796" table:style-name="ce11">
            <text:p>339,796</text:p>
          </table:table-cell>
          <table:table-cell office:value-type="float" office:value="164090" table:style-name="ce9">
            <text:p>164,090</text:p>
          </table:table-cell>
          <table:table-cell office:value-type="float" office:value="175706" table:style-name="ce9">
            <text:p>175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49" table:style-name="ce9">
            <text:p>23,149</text:p>
          </table:table-cell>
          <table:table-cell office:value-type="float" office:value="51041" table:style-name="ce11">
            <text:p>51,041</text:p>
          </table:table-cell>
          <table:table-cell office:value-type="float" office:value="24468" table:style-name="ce9">
            <text:p>24,468</text:p>
          </table:table-cell>
          <table:table-cell office:value-type="float" office:value="26573" table:style-name="ce9">
            <text:p>26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29" table:style-name="ce9">
            <text:p>12,829</text:p>
          </table:table-cell>
          <table:table-cell office:value-type="float" office:value="26833" table:style-name="ce11">
            <text:p>26,833</text:p>
          </table:table-cell>
          <table:table-cell office:value-type="float" office:value="12707" table:style-name="ce9">
            <text:p>12,707</text:p>
          </table:table-cell>
          <table:table-cell office:value-type="float" office:value="14126" table:style-name="ce9">
            <text:p>1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604" table:style-name="ce9">
            <text:p>72,604</text:p>
          </table:table-cell>
          <table:table-cell office:value-type="float" office:value="169074" table:style-name="ce11">
            <text:p>169,074</text:p>
          </table:table-cell>
          <table:table-cell office:value-type="float" office:value="81128" table:style-name="ce9">
            <text:p>81,128</text:p>
          </table:table-cell>
          <table:table-cell office:value-type="float" office:value="87946" table:style-name="ce9">
            <text:p>87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163" table:style-name="ce9">
            <text:p>79,163</text:p>
          </table:table-cell>
          <table:table-cell office:value-type="float" office:value="187843" table:style-name="ce11">
            <text:p>187,843</text:p>
          </table:table-cell>
          <table:table-cell office:value-type="float" office:value="92154" table:style-name="ce9">
            <text:p>92,154</text:p>
          </table:table-cell>
          <table:table-cell office:value-type="float" office:value="95689" table:style-name="ce9">
            <text:p>95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11" table:style-name="ce9">
            <text:p>11,111</text:p>
          </table:table-cell>
          <table:table-cell office:value-type="float" office:value="28248" table:style-name="ce11">
            <text:p>28,248</text:p>
          </table:table-cell>
          <table:table-cell office:value-type="float" office:value="14553" table:style-name="ce9">
            <text:p>14,553</text:p>
          </table:table-cell>
          <table:table-cell office:value-type="float" office:value="13695" table:style-name="ce9">
            <text:p>13,69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8946" table:style-name="ce9">
            <text:p>68,946</text:p>
          </table:table-cell>
          <table:table-cell office:value-type="float" office:value="157775" table:style-name="ce11">
            <text:p>157,775</text:p>
          </table:table-cell>
          <table:table-cell office:value-type="float" office:value="78138" table:style-name="ce9">
            <text:p>78,138</text:p>
          </table:table-cell>
          <table:table-cell office:value-type="float" office:value="79637" table:style-name="ce9">
            <text:p>79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2933" table:style-name="ce9">
            <text:p>142,933</text:p>
          </table:table-cell>
          <table:table-cell office:value-type="float" office:value="359973" table:style-name="ce11">
            <text:p>359,973</text:p>
          </table:table-cell>
          <table:table-cell office:value-type="float" office:value="175981" table:style-name="ce9">
            <text:p>175,981</text:p>
          </table:table-cell>
          <table:table-cell office:value-type="float" office:value="183992" table:style-name="ce9">
            <text:p>183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278" table:style-name="ce9">
            <text:p>26,278</text:p>
          </table:table-cell>
          <table:table-cell office:value-type="float" office:value="69707" table:style-name="ce11">
            <text:p>69,707</text:p>
          </table:table-cell>
          <table:table-cell office:value-type="float" office:value="35141" table:style-name="ce9">
            <text:p>35,141</text:p>
          </table:table-cell>
          <table:table-cell office:value-type="float" office:value="34566" table:style-name="ce9">
            <text:p>34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784" table:style-name="ce9">
            <text:p>42,784</text:p>
          </table:table-cell>
          <table:table-cell office:value-type="float" office:value="112428" table:style-name="ce11">
            <text:p>112,428</text:p>
          </table:table-cell>
          <table:table-cell office:value-type="float" office:value="57427" table:style-name="ce9">
            <text:p>57,427</text:p>
          </table:table-cell>
          <table:table-cell office:value-type="float" office:value="55001" table:style-name="ce9">
            <text:p>55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10" table:style-name="ce9">
            <text:p>13,710</text:p>
          </table:table-cell>
          <table:table-cell office:value-type="float" office:value="42180" table:style-name="ce11">
            <text:p>42,180</text:p>
          </table:table-cell>
          <table:table-cell office:value-type="float" office:value="21561" table:style-name="ce9">
            <text:p>21,561</text:p>
          </table:table-cell>
          <table:table-cell office:value-type="float" office:value="20619" table:style-name="ce9">
            <text:p>20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98" table:style-name="ce9">
            <text:p>13,198</text:p>
          </table:table-cell>
          <table:table-cell office:value-type="float" office:value="34499" table:style-name="ce11">
            <text:p>34,499</text:p>
          </table:table-cell>
          <table:table-cell office:value-type="float" office:value="17504" table:style-name="ce9">
            <text:p>17,504</text:p>
          </table:table-cell>
          <table:table-cell office:value-type="float" office:value="16995" table:style-name="ce9">
            <text:p>16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074" table:style-name="ce9">
            <text:p>35,074</text:p>
          </table:table-cell>
          <table:table-cell office:value-type="float" office:value="89051" table:style-name="ce11">
            <text:p>89,051</text:p>
          </table:table-cell>
          <table:table-cell office:value-type="float" office:value="45048" table:style-name="ce9">
            <text:p>45,048</text:p>
          </table:table-cell>
          <table:table-cell office:value-type="float" office:value="44003" table:style-name="ce9">
            <text:p>44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930" table:style-name="ce9">
            <text:p>18,930</text:p>
          </table:table-cell>
          <table:table-cell office:value-type="float" office:value="44831" table:style-name="ce11">
            <text:p>44,831</text:p>
          </table:table-cell>
          <table:table-cell office:value-type="float" office:value="22626" table:style-name="ce9">
            <text:p>22,626</text:p>
          </table:table-cell>
          <table:table-cell office:value-type="float" office:value="22205" table:style-name="ce9">
            <text:p>22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17" table:style-name="ce9">
            <text:p>35,317</text:p>
          </table:table-cell>
          <table:table-cell office:value-type="float" office:value="97140" table:style-name="ce11">
            <text:p>97,140</text:p>
          </table:table-cell>
          <table:table-cell office:value-type="float" office:value="48149" table:style-name="ce9">
            <text:p>48,149</text:p>
          </table:table-cell>
          <table:table-cell office:value-type="float" office:value="48991" table:style-name="ce9">
            <text:p>48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183" table:style-name="ce9">
            <text:p>14,183</text:p>
          </table:table-cell>
          <table:table-cell office:value-type="float" office:value="38094" table:style-name="ce11">
            <text:p>38,094</text:p>
          </table:table-cell>
          <table:table-cell office:value-type="float" office:value="19250" table:style-name="ce9">
            <text:p>19,250</text:p>
          </table:table-cell>
          <table:table-cell office:value-type="float" office:value="18844" table:style-name="ce9">
            <text:p>18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01" table:style-name="ce9">
            <text:p>10,701</text:p>
          </table:table-cell>
          <table:table-cell office:value-type="float" office:value="29760" table:style-name="ce11">
            <text:p>29,760</text:p>
          </table:table-cell>
          <table:table-cell office:value-type="float" office:value="15675" table:style-name="ce9">
            <text:p>15,675</text:p>
          </table:table-cell>
          <table:table-cell office:value-type="float" office:value="14085" table:style-name="ce9">
            <text:p>14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07" table:style-name="ce9">
            <text:p>3,207</text:p>
          </table:table-cell>
          <table:table-cell office:value-type="float" office:value="7105" table:style-name="ce11">
            <text:p>7,105</text:p>
          </table:table-cell>
          <table:table-cell office:value-type="float" office:value="3949" table:style-name="ce9">
            <text:p>3,949</text:p>
          </table:table-cell>
          <table:table-cell office:value-type="float" office:value="3156" table:style-name="ce9">
            <text:p>3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04" table:style-name="ce9">
            <text:p>9,404</text:p>
          </table:table-cell>
          <table:table-cell office:value-type="float" office:value="28546" table:style-name="ce11">
            <text:p>28,546</text:p>
          </table:table-cell>
          <table:table-cell office:value-type="float" office:value="14398" table:style-name="ce9">
            <text:p>14,398</text:p>
          </table:table-cell>
          <table:table-cell office:value-type="float" office:value="14148" table:style-name="ce9">
            <text:p>14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33" table:style-name="ce9">
            <text:p>17,233</text:p>
          </table:table-cell>
          <table:table-cell office:value-type="float" office:value="52296" table:style-name="ce11">
            <text:p>52,296</text:p>
          </table:table-cell>
          <table:table-cell office:value-type="float" office:value="26631" table:style-name="ce9">
            <text:p>26,631</text:p>
          </table:table-cell>
          <table:table-cell office:value-type="float" office:value="25665" table:style-name="ce9">
            <text:p>25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975" table:style-name="ce9">
            <text:p>10,975</text:p>
          </table:table-cell>
          <table:table-cell office:value-type="float" office:value="29759" table:style-name="ce11">
            <text:p>29,759</text:p>
          </table:table-cell>
          <table:table-cell office:value-type="float" office:value="15189" table:style-name="ce9">
            <text:p>15,189</text:p>
          </table:table-cell>
          <table:table-cell office:value-type="float" office:value="14570" table:style-name="ce9">
            <text:p>14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71" table:style-name="ce9">
            <text:p>10,571</text:p>
          </table:table-cell>
          <table:table-cell office:value-type="float" office:value="29989" table:style-name="ce11">
            <text:p>29,989</text:p>
          </table:table-cell>
          <table:table-cell office:value-type="float" office:value="15410" table:style-name="ce9">
            <text:p>15,410</text:p>
          </table:table-cell>
          <table:table-cell office:value-type="float" office:value="14579" table:style-name="ce9">
            <text:p>14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3" table:style-name="ce9">
            <text:p>5,743</text:p>
          </table:table-cell>
          <table:table-cell office:value-type="float" office:value="13808" table:style-name="ce11">
            <text:p>13,808</text:p>
          </table:table-cell>
          <table:table-cell office:value-type="float" office:value="6938" table:style-name="ce9">
            <text:p>6,938</text:p>
          </table:table-cell>
          <table:table-cell office:value-type="float" office:value="6870" table:style-name="ce9">
            <text:p>6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7" table:style-name="ce9">
            <text:p>6,787</text:p>
          </table:table-cell>
          <table:table-cell office:value-type="float" office:value="19102" table:style-name="ce11">
            <text:p>19,102</text:p>
          </table:table-cell>
          <table:table-cell office:value-type="float" office:value="9802" table:style-name="ce9">
            <text:p>9,802</text:p>
          </table:table-cell>
          <table:table-cell office:value-type="float" office:value="9300" table:style-name="ce9">
            <text:p>9,3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29" table:style-name="ce9">
            <text:p>12,729</text:p>
          </table:table-cell>
          <table:table-cell office:value-type="float" office:value="35748" table:style-name="ce11">
            <text:p>35,748</text:p>
          </table:table-cell>
          <table:table-cell office:value-type="float" office:value="18404" table:style-name="ce9">
            <text:p>18,404</text:p>
          </table:table-cell>
          <table:table-cell office:value-type="float" office:value="17344" table:style-name="ce9">
            <text:p>17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7" table:style-name="ce9">
            <text:p>13,727</text:p>
          </table:table-cell>
          <table:table-cell office:value-type="float" office:value="36391" table:style-name="ce11">
            <text:p>36,391</text:p>
          </table:table-cell>
          <table:table-cell office:value-type="float" office:value="18784" table:style-name="ce9">
            <text:p>18,784</text:p>
          </table:table-cell>
          <table:table-cell office:value-type="float" office:value="17607" table:style-name="ce9">
            <text:p>17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10" table:style-name="ce9">
            <text:p>14,810</text:p>
          </table:table-cell>
          <table:table-cell office:value-type="float" office:value="39216" table:style-name="ce11">
            <text:p>39,216</text:p>
          </table:table-cell>
          <table:table-cell office:value-type="float" office:value="20567" table:style-name="ce9">
            <text:p>20,567</text:p>
          </table:table-cell>
          <table:table-cell office:value-type="float" office:value="18649" table:style-name="ce9">
            <text:p>18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2" table:style-name="ce9">
            <text:p>5,552</text:p>
          </table:table-cell>
          <table:table-cell office:value-type="float" office:value="12740" table:style-name="ce11">
            <text:p>12,740</text:p>
          </table:table-cell>
          <table:table-cell office:value-type="float" office:value="6893" table:style-name="ce9">
            <text:p>6,893</text:p>
          </table:table-cell>
          <table:table-cell office:value-type="float" office:value="5847" table:style-name="ce9">
            <text:p>5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78" table:style-name="ce9">
            <text:p>2,278</text:p>
          </table:table-cell>
          <table:table-cell office:value-type="float" office:value="5959" table:style-name="ce11">
            <text:p>5,959</text:p>
          </table:table-cell>
          <table:table-cell office:value-type="float" office:value="3167" table:style-name="ce9">
            <text:p>3,167</text:p>
          </table:table-cell>
          <table:table-cell office:value-type="float" office:value="2792" table:style-name="ce9">
            <text:p>2,79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4" table:style-name="ce9">
            <text:p>4,804</text:p>
          </table:table-cell>
          <table:table-cell office:value-type="float" office:value="11724" table:style-name="ce11">
            <text:p>11,724</text:p>
          </table:table-cell>
          <table:table-cell office:value-type="float" office:value="6419" table:style-name="ce9">
            <text:p>6,419</text:p>
          </table:table-cell>
          <table:table-cell office:value-type="float" office:value="5305" table:style-name="ce9">
            <text:p>5,30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5" table:style-name="ce9">
            <text:p>5,125</text:p>
          </table:table-cell>
          <table:table-cell office:value-type="float" office:value="14259" table:style-name="ce11">
            <text:p>14,259</text:p>
          </table:table-cell>
          <table:table-cell office:value-type="float" office:value="7705" table:style-name="ce9">
            <text:p>7,705</text:p>
          </table:table-cell>
          <table:table-cell office:value-type="float" office:value="6554" table:style-name="ce9">
            <text:p>6,55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5" table:style-name="ce9">
            <text:p>605</text:p>
          </table:table-cell>
          <table:table-cell office:value-type="float" office:value="1959" table:style-name="ce11">
            <text:p>1,959</text:p>
          </table:table-cell>
          <table:table-cell office:value-type="float" office:value="987" table:style-name="ce9">
            <text:p>987</text:p>
          </table:table-cell>
          <table:table-cell office:value-type="float" office:value="972" table:style-name="ce9">
            <text:p>97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3" table:style-name="ce9">
            <text:p>1,363</text:p>
          </table:table-cell>
          <table:table-cell office:value-type="float" office:value="4258" table:style-name="ce11">
            <text:p>4,258</text:p>
          </table:table-cell>
          <table:table-cell office:value-type="float" office:value="2239" table:style-name="ce9">
            <text:p>2,239</text:p>
          </table:table-cell>
          <table:table-cell office:value-type="float" office:value="2019" table:style-name="ce9">
            <text:p>2,019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37" table:style-name="ce16">
            <text:p>837</text:p>
          </table:table-cell>
          <table:table-cell office:value-type="float" office:value="3150" table:style-name="ce18">
            <text:p>3,150</text:p>
          </table:table-cell>
          <table:table-cell office:value-type="float" office:value="1623" table:style-name="ce16">
            <text:p>1,623</text:p>
          </table:table-cell>
          <table:table-cell office:value-type="float" office:value="1527" table:style-name="ce16">
            <text:p>1,52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4260" table:style-name="ce71">
            <text:p>694,260</text:p>
          </table:table-cell>
          <table:table-cell office:value-type="float" office:value="1881730" table:style-name="ce79">
            <text:p>1,881,730</text:p>
          </table:table-cell>
          <table:table-cell office:value-type="float" office:value="938165" table:style-name="ce79">
            <text:p>938,165</text:p>
          </table:table-cell>
          <table:table-cell office:value-type="float" office:value="943565" table:style-name="ce73">
            <text:p>943,5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175" table:style-name="ce52">
            <text:p>29,175</text:p>
          </table:table-cell>
          <table:table-cell office:value-type="float" office:value="77137" table:style-name="ce11">
            <text:p>77,137</text:p>
          </table:table-cell>
          <table:table-cell office:value-type="float" office:value="38155" table:style-name="ce11">
            <text:p>38,155</text:p>
          </table:table-cell>
          <table:table-cell office:value-type="float" office:value="38982" table:style-name="ce10">
            <text:p>38,9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8" table:style-name="ce52">
            <text:p>10,068</text:p>
          </table:table-cell>
          <table:table-cell office:value-type="float" office:value="25279" table:style-name="ce11">
            <text:p>25,279</text:p>
          </table:table-cell>
          <table:table-cell office:value-type="float" office:value="13162" table:style-name="ce11">
            <text:p>13,162</text:p>
          </table:table-cell>
          <table:table-cell office:value-type="float" office:value="12117" table:style-name="ce10">
            <text:p>12,1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71" table:style-name="ce52">
            <text:p>10,771</text:p>
          </table:table-cell>
          <table:table-cell office:value-type="float" office:value="27818" table:style-name="ce11">
            <text:p>27,818</text:p>
          </table:table-cell>
          <table:table-cell office:value-type="float" office:value="14526" table:style-name="ce11">
            <text:p>14,526</text:p>
          </table:table-cell>
          <table:table-cell office:value-type="float" office:value="13292" table:style-name="ce10">
            <text:p>13,2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82" table:style-name="ce52">
            <text:p>7,982</text:p>
          </table:table-cell>
          <table:table-cell office:value-type="float" office:value="21132" table:style-name="ce11">
            <text:p>21,132</text:p>
          </table:table-cell>
          <table:table-cell office:value-type="float" office:value="11008" table:style-name="ce11">
            <text:p>11,008</text:p>
          </table:table-cell>
          <table:table-cell office:value-type="float" office:value="10124" table:style-name="ce10">
            <text:p>10,1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8" table:style-name="ce52">
            <text:p>8,778</text:p>
          </table:table-cell>
          <table:table-cell office:value-type="float" office:value="23089" table:style-name="ce11">
            <text:p>23,089</text:p>
          </table:table-cell>
          <table:table-cell office:value-type="float" office:value="11988" table:style-name="ce11">
            <text:p>11,988</text:p>
          </table:table-cell>
          <table:table-cell office:value-type="float" office:value="11101" table:style-name="ce10">
            <text:p>11,1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99" table:style-name="ce52">
            <text:p>8,299</text:p>
          </table:table-cell>
          <table:table-cell office:value-type="float" office:value="20563" table:style-name="ce11">
            <text:p>20,563</text:p>
          </table:table-cell>
          <table:table-cell office:value-type="float" office:value="10898" table:style-name="ce11">
            <text:p>10,898</text:p>
          </table:table-cell>
          <table:table-cell office:value-type="float" office:value="9665" table:style-name="ce10">
            <text:p>9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13" table:style-name="ce52">
            <text:p>15,913</text:p>
          </table:table-cell>
          <table:table-cell office:value-type="float" office:value="44043" table:style-name="ce11">
            <text:p>44,043</text:p>
          </table:table-cell>
          <table:table-cell office:value-type="float" office:value="22399" table:style-name="ce11">
            <text:p>22,399</text:p>
          </table:table-cell>
          <table:table-cell office:value-type="float" office:value="21644" table:style-name="ce10">
            <text:p>21,6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41" table:style-name="ce52">
            <text:p>9,141</text:p>
          </table:table-cell>
          <table:table-cell office:value-type="float" office:value="23714" table:style-name="ce11">
            <text:p>23,714</text:p>
          </table:table-cell>
          <table:table-cell office:value-type="float" office:value="12249" table:style-name="ce11">
            <text:p>12,249</text:p>
          </table:table-cell>
          <table:table-cell office:value-type="float" office:value="11465" table:style-name="ce10">
            <text:p>11,4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25" table:style-name="ce52">
            <text:p>7,825</text:p>
          </table:table-cell>
          <table:table-cell office:value-type="float" office:value="21987" table:style-name="ce11">
            <text:p>21,987</text:p>
          </table:table-cell>
          <table:table-cell office:value-type="float" office:value="11365" table:style-name="ce11">
            <text:p>11,365</text:p>
          </table:table-cell>
          <table:table-cell office:value-type="float" office:value="10622" table:style-name="ce10">
            <text:p>10,6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22" table:style-name="ce52">
            <text:p>8,022</text:p>
          </table:table-cell>
          <table:table-cell office:value-type="float" office:value="21287" table:style-name="ce11">
            <text:p>21,287</text:p>
          </table:table-cell>
          <table:table-cell office:value-type="float" office:value="10832" table:style-name="ce11">
            <text:p>10,832</text:p>
          </table:table-cell>
          <table:table-cell office:value-type="float" office:value="10455" table:style-name="ce10">
            <text:p>10,4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90" table:style-name="ce52">
            <text:p>3,790</text:p>
          </table:table-cell>
          <table:table-cell office:value-type="float" office:value="9436" table:style-name="ce11">
            <text:p>9,436</text:p>
          </table:table-cell>
          <table:table-cell office:value-type="float" office:value="5091" table:style-name="ce11">
            <text:p>5,091</text:p>
          </table:table-cell>
          <table:table-cell office:value-type="float" office:value="4345" table:style-name="ce10">
            <text:p>4,3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32" table:style-name="ce52">
            <text:p>21,032</text:p>
          </table:table-cell>
          <table:table-cell office:value-type="float" office:value="59086" table:style-name="ce11">
            <text:p>59,086</text:p>
          </table:table-cell>
          <table:table-cell office:value-type="float" office:value="29258" table:style-name="ce11">
            <text:p>29,258</text:p>
          </table:table-cell>
          <table:table-cell office:value-type="float" office:value="29828" table:style-name="ce10">
            <text:p>29,8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59" table:style-name="ce52">
            <text:p>9,659</text:p>
          </table:table-cell>
          <table:table-cell office:value-type="float" office:value="25568" table:style-name="ce11">
            <text:p>25,568</text:p>
          </table:table-cell>
          <table:table-cell office:value-type="float" office:value="13083" table:style-name="ce11">
            <text:p>13,083</text:p>
          </table:table-cell>
          <table:table-cell office:value-type="float" office:value="12485" table:style-name="ce10">
            <text:p>12,4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281" table:style-name="ce52">
            <text:p>8,281</text:p>
          </table:table-cell>
          <table:table-cell office:value-type="float" office:value="24573" table:style-name="ce11">
            <text:p>24,573</text:p>
          </table:table-cell>
          <table:table-cell office:value-type="float" office:value="12427" table:style-name="ce11">
            <text:p>12,427</text:p>
          </table:table-cell>
          <table:table-cell office:value-type="float" office:value="12146" table:style-name="ce10">
            <text:p>12,1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15" table:style-name="ce52">
            <text:p>8,015</text:p>
          </table:table-cell>
          <table:table-cell office:value-type="float" office:value="22413" table:style-name="ce11">
            <text:p>22,413</text:p>
          </table:table-cell>
          <table:table-cell office:value-type="float" office:value="11603" table:style-name="ce11">
            <text:p>11,603</text:p>
          </table:table-cell>
          <table:table-cell office:value-type="float" office:value="10810" table:style-name="ce10">
            <text:p>10,8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78" table:style-name="ce52">
            <text:p>7,278</text:p>
          </table:table-cell>
          <table:table-cell office:value-type="float" office:value="19479" table:style-name="ce11">
            <text:p>19,479</text:p>
          </table:table-cell>
          <table:table-cell office:value-type="float" office:value="9923" table:style-name="ce11">
            <text:p>9,923</text:p>
          </table:table-cell>
          <table:table-cell office:value-type="float" office:value="9556" table:style-name="ce10">
            <text:p>9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23" table:style-name="ce52">
            <text:p>4,223</text:p>
          </table:table-cell>
          <table:table-cell office:value-type="float" office:value="10898" table:style-name="ce11">
            <text:p>10,898</text:p>
          </table:table-cell>
          <table:table-cell office:value-type="float" office:value="5486" table:style-name="ce11">
            <text:p>5,486</text:p>
          </table:table-cell>
          <table:table-cell office:value-type="float" office:value="5412" table:style-name="ce10">
            <text:p>5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44" table:style-name="ce52">
            <text:p>14,544</text:p>
          </table:table-cell>
          <table:table-cell office:value-type="float" office:value="43335" table:style-name="ce11">
            <text:p>43,335</text:p>
          </table:table-cell>
          <table:table-cell office:value-type="float" office:value="22047" table:style-name="ce11">
            <text:p>22,047</text:p>
          </table:table-cell>
          <table:table-cell office:value-type="float" office:value="21288" table:style-name="ce10">
            <text:p>21,2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584" table:style-name="ce52">
            <text:p>18,584</text:p>
          </table:table-cell>
          <table:table-cell office:value-type="float" office:value="49731" table:style-name="ce11">
            <text:p>49,731</text:p>
          </table:table-cell>
          <table:table-cell office:value-type="float" office:value="25004" table:style-name="ce11">
            <text:p>25,004</text:p>
          </table:table-cell>
          <table:table-cell office:value-type="float" office:value="24727" table:style-name="ce10">
            <text:p>24,7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820" table:style-name="ce52">
            <text:p>12,820</text:p>
          </table:table-cell>
          <table:table-cell office:value-type="float" office:value="37214" table:style-name="ce11">
            <text:p>37,214</text:p>
          </table:table-cell>
          <table:table-cell office:value-type="float" office:value="18581" table:style-name="ce11">
            <text:p>18,581</text:p>
          </table:table-cell>
          <table:table-cell office:value-type="float" office:value="18633" table:style-name="ce10">
            <text:p>18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04" table:style-name="ce52">
            <text:p>10,304</text:p>
          </table:table-cell>
          <table:table-cell office:value-type="float" office:value="30439" table:style-name="ce11">
            <text:p>30,439</text:p>
          </table:table-cell>
          <table:table-cell office:value-type="float" office:value="15648" table:style-name="ce11">
            <text:p>15,648</text:p>
          </table:table-cell>
          <table:table-cell office:value-type="float" office:value="14791" table:style-name="ce10">
            <text:p>14,7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5" table:style-name="ce52">
            <text:p>2,715</text:p>
          </table:table-cell>
          <table:table-cell office:value-type="float" office:value="7218" table:style-name="ce11">
            <text:p>7,218</text:p>
          </table:table-cell>
          <table:table-cell office:value-type="float" office:value="3781" table:style-name="ce11">
            <text:p>3,781</text:p>
          </table:table-cell>
          <table:table-cell office:value-type="float" office:value="3437" table:style-name="ce10">
            <text:p>3,4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9" table:style-name="ce52">
            <text:p>5,159</text:p>
          </table:table-cell>
          <table:table-cell office:value-type="float" office:value="13868" table:style-name="ce11">
            <text:p>13,868</text:p>
          </table:table-cell>
          <table:table-cell office:value-type="float" office:value="7161" table:style-name="ce11">
            <text:p>7,161</text:p>
          </table:table-cell>
          <table:table-cell office:value-type="float" office:value="6707" table:style-name="ce10">
            <text:p>6,7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3" table:style-name="ce52">
            <text:p>3,503</text:p>
          </table:table-cell>
          <table:table-cell office:value-type="float" office:value="9375" table:style-name="ce11">
            <text:p>9,375</text:p>
          </table:table-cell>
          <table:table-cell office:value-type="float" office:value="4948" table:style-name="ce11">
            <text:p>4,948</text:p>
          </table:table-cell>
          <table:table-cell office:value-type="float" office:value="4427" table:style-name="ce10">
            <text:p>4,4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52" table:style-name="ce52">
            <text:p>2,852</text:p>
          </table:table-cell>
          <table:table-cell office:value-type="float" office:value="8623" table:style-name="ce11">
            <text:p>8,623</text:p>
          </table:table-cell>
          <table:table-cell office:value-type="float" office:value="4638" table:style-name="ce11">
            <text:p>4,638</text:p>
          </table:table-cell>
          <table:table-cell office:value-type="float" office:value="3985" table:style-name="ce10">
            <text:p>3,9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43" table:style-name="ce52">
            <text:p>1,943</text:p>
          </table:table-cell>
          <table:table-cell office:value-type="float" office:value="4711" table:style-name="ce11">
            <text:p>4,711</text:p>
          </table:table-cell>
          <table:table-cell office:value-type="float" office:value="2655" table:style-name="ce11">
            <text:p>2,655</text:p>
          </table:table-cell>
          <table:table-cell office:value-type="float" office:value="2056" table:style-name="ce10">
            <text:p>2,0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156" table:style-name="ce52">
            <text:p>28,156</text:p>
          </table:table-cell>
          <table:table-cell office:value-type="float" office:value="76058" table:style-name="ce11">
            <text:p>76,058</text:p>
          </table:table-cell>
          <table:table-cell office:value-type="float" office:value="38429" table:style-name="ce11">
            <text:p>38,429</text:p>
          </table:table-cell>
          <table:table-cell office:value-type="float" office:value="37629" table:style-name="ce10">
            <text:p>37,6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930" table:style-name="ce52">
            <text:p>22,930</text:p>
          </table:table-cell>
          <table:table-cell office:value-type="float" office:value="68162" table:style-name="ce11">
            <text:p>68,162</text:p>
          </table:table-cell>
          <table:table-cell office:value-type="float" office:value="34506" table:style-name="ce11">
            <text:p>34,506</text:p>
          </table:table-cell>
          <table:table-cell office:value-type="float" office:value="33656" table:style-name="ce10">
            <text:p>33,6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24" table:style-name="ce52">
            <text:p>11,324</text:p>
          </table:table-cell>
          <table:table-cell office:value-type="float" office:value="34232" table:style-name="ce11">
            <text:p>34,232</text:p>
          </table:table-cell>
          <table:table-cell office:value-type="float" office:value="17619" table:style-name="ce11">
            <text:p>17,619</text:p>
          </table:table-cell>
          <table:table-cell office:value-type="float" office:value="16613" table:style-name="ce10">
            <text:p>16,6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3" table:style-name="ce52">
            <text:p>1,533</text:p>
          </table:table-cell>
          <table:table-cell office:value-type="float" office:value="3944" table:style-name="ce11">
            <text:p>3,944</text:p>
          </table:table-cell>
          <table:table-cell office:value-type="float" office:value="2117" table:style-name="ce11">
            <text:p>2,117</text:p>
          </table:table-cell>
          <table:table-cell office:value-type="float" office:value="1827" table:style-name="ce10">
            <text:p>1,8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254" table:style-name="ce52">
            <text:p>86,254</text:p>
          </table:table-cell>
          <table:table-cell office:value-type="float" office:value="235469" table:style-name="ce11">
            <text:p>235,469</text:p>
          </table:table-cell>
          <table:table-cell office:value-type="float" office:value="115754" table:style-name="ce11">
            <text:p>115,754</text:p>
          </table:table-cell>
          <table:table-cell office:value-type="float" office:value="119715" table:style-name="ce10">
            <text:p>119,7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534" table:style-name="ce52">
            <text:p>72,534</text:p>
          </table:table-cell>
          <table:table-cell office:value-type="float" office:value="186048" table:style-name="ce11">
            <text:p>186,048</text:p>
          </table:table-cell>
          <table:table-cell office:value-type="float" office:value="88999" table:style-name="ce11">
            <text:p>88,999</text:p>
          </table:table-cell>
          <table:table-cell office:value-type="float" office:value="97049" table:style-name="ce10">
            <text:p>97,0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609" table:style-name="ce52">
            <text:p>46,609</text:p>
          </table:table-cell>
          <table:table-cell office:value-type="float" office:value="124858" table:style-name="ce11">
            <text:p>124,858</text:p>
          </table:table-cell>
          <table:table-cell office:value-type="float" office:value="61634" table:style-name="ce11">
            <text:p>61,634</text:p>
          </table:table-cell>
          <table:table-cell office:value-type="float" office:value="63224" table:style-name="ce10">
            <text:p>63,2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19" table:style-name="ce52">
            <text:p>51,419</text:p>
          </table:table-cell>
          <table:table-cell office:value-type="float" office:value="131728" table:style-name="ce11">
            <text:p>131,728</text:p>
          </table:table-cell>
          <table:table-cell office:value-type="float" office:value="63903" table:style-name="ce11">
            <text:p>63,903</text:p>
          </table:table-cell>
          <table:table-cell office:value-type="float" office:value="67825" table:style-name="ce10">
            <text:p>67,8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596" table:style-name="ce52">
            <text:p>64,596</text:p>
          </table:table-cell>
          <table:table-cell office:value-type="float" office:value="193975" table:style-name="ce11">
            <text:p>193,975</text:p>
          </table:table-cell>
          <table:table-cell office:value-type="float" office:value="97738" table:style-name="ce11">
            <text:p>97,738</text:p>
          </table:table-cell>
          <table:table-cell office:value-type="float" office:value="96237" table:style-name="ce10">
            <text:p>96,2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293" table:style-name="ce52">
            <text:p>26,293</text:p>
          </table:table-cell>
          <table:table-cell office:value-type="float" office:value="66989" table:style-name="ce11">
            <text:p>66,989</text:p>
          </table:table-cell>
          <table:table-cell office:value-type="float" office:value="31773" table:style-name="ce11">
            <text:p>31,773</text:p>
          </table:table-cell>
          <table:table-cell office:value-type="float" office:value="35216" table:style-name="ce10">
            <text:p>35,21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1936" table:style-name="ce53">
            <text:p>31,936</text:p>
          </table:table-cell>
          <table:table-cell office:value-type="float" office:value="78251" table:style-name="ce18">
            <text:p>78,251</text:p>
          </table:table-cell>
          <table:table-cell office:value-type="float" office:value="37777" table:style-name="ce18">
            <text:p>37,777</text:p>
          </table:table-cell>
          <table:table-cell office:value-type="float" office:value="40474" table:style-name="ce17">
            <text:p>40,47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290" table:style-name="ce71">
            <text:p>170,290</text:p>
          </table:table-cell>
          <table:table-cell office:value-type="float" office:value="454579" table:style-name="ce79">
            <text:p>454,579</text:p>
          </table:table-cell>
          <table:table-cell office:value-type="float" office:value="229535" table:style-name="ce79">
            <text:p>229,535</text:p>
          </table:table-cell>
          <table:table-cell office:value-type="float" office:value="225044" table:style-name="ce73">
            <text:p>225,0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760" table:style-name="ce52">
            <text:p>36,760</text:p>
          </table:table-cell>
          <table:table-cell office:value-type="float" office:value="95729" table:style-name="ce11">
            <text:p>95,729</text:p>
          </table:table-cell>
          <table:table-cell office:value-type="float" office:value="46571" table:style-name="ce11">
            <text:p>46,571</text:p>
          </table:table-cell>
          <table:table-cell office:value-type="float" office:value="49158" table:style-name="ce10">
            <text:p>49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10" table:style-name="ce52">
            <text:p>26,610</text:p>
          </table:table-cell>
          <table:table-cell office:value-type="float" office:value="72162" table:style-name="ce11">
            <text:p>72,162</text:p>
          </table:table-cell>
          <table:table-cell office:value-type="float" office:value="34180" table:style-name="ce11">
            <text:p>34,180</text:p>
          </table:table-cell>
          <table:table-cell office:value-type="float" office:value="37982" table:style-name="ce10">
            <text:p>37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45" table:style-name="ce52">
            <text:p>14,245</text:p>
          </table:table-cell>
          <table:table-cell office:value-type="float" office:value="39326" table:style-name="ce11">
            <text:p>39,326</text:p>
          </table:table-cell>
          <table:table-cell office:value-type="float" office:value="20069" table:style-name="ce11">
            <text:p>20,069</text:p>
          </table:table-cell>
          <table:table-cell office:value-type="float" office:value="19257" table:style-name="ce10">
            <text:p>19,2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35" table:style-name="ce52">
            <text:p>10,335</text:p>
          </table:table-cell>
          <table:table-cell office:value-type="float" office:value="29024" table:style-name="ce11">
            <text:p>29,024</text:p>
          </table:table-cell>
          <table:table-cell office:value-type="float" office:value="14956" table:style-name="ce11">
            <text:p>14,956</text:p>
          </table:table-cell>
          <table:table-cell office:value-type="float" office:value="14068" table:style-name="ce10">
            <text:p>14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185" table:style-name="ce52">
            <text:p>14,185</text:p>
          </table:table-cell>
          <table:table-cell office:value-type="float" office:value="35419" table:style-name="ce11">
            <text:p>35,419</text:p>
          </table:table-cell>
          <table:table-cell office:value-type="float" office:value="18398" table:style-name="ce11">
            <text:p>18,398</text:p>
          </table:table-cell>
          <table:table-cell office:value-type="float" office:value="17021" table:style-name="ce10">
            <text:p>17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980" table:style-name="ce52">
            <text:p>8,980</text:p>
          </table:table-cell>
          <table:table-cell office:value-type="float" office:value="24360" table:style-name="ce11">
            <text:p>24,360</text:p>
          </table:table-cell>
          <table:table-cell office:value-type="float" office:value="12822" table:style-name="ce11">
            <text:p>12,822</text:p>
          </table:table-cell>
          <table:table-cell office:value-type="float" office:value="11538" table:style-name="ce10">
            <text:p>11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08" table:style-name="ce52">
            <text:p>11,808</text:p>
          </table:table-cell>
          <table:table-cell office:value-type="float" office:value="32274" table:style-name="ce11">
            <text:p>32,274</text:p>
          </table:table-cell>
          <table:table-cell office:value-type="float" office:value="17077" table:style-name="ce11">
            <text:p>17,077</text:p>
          </table:table-cell>
          <table:table-cell office:value-type="float" office:value="15197" table:style-name="ce10">
            <text:p>15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516" table:style-name="ce52">
            <text:p>19,516</text:p>
          </table:table-cell>
          <table:table-cell office:value-type="float" office:value="53046" table:style-name="ce11">
            <text:p>53,046</text:p>
          </table:table-cell>
          <table:table-cell office:value-type="float" office:value="27156" table:style-name="ce11">
            <text:p>27,156</text:p>
          </table:table-cell>
          <table:table-cell office:value-type="float" office:value="25890" table:style-name="ce10">
            <text:p>25,8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231" table:style-name="ce52">
            <text:p>15,231</text:p>
          </table:table-cell>
          <table:table-cell office:value-type="float" office:value="39784" table:style-name="ce11">
            <text:p>39,784</text:p>
          </table:table-cell>
          <table:table-cell office:value-type="float" office:value="20433" table:style-name="ce11">
            <text:p>20,433</text:p>
          </table:table-cell>
          <table:table-cell office:value-type="float" office:value="19351" table:style-name="ce10">
            <text:p>19,3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688" table:style-name="ce52">
            <text:p>8,688</text:p>
          </table:table-cell>
          <table:table-cell office:value-type="float" office:value="21340" table:style-name="ce11">
            <text:p>21,340</text:p>
          </table:table-cell>
          <table:table-cell office:value-type="float" office:value="11484" table:style-name="ce11">
            <text:p>11,484</text:p>
          </table:table-cell>
          <table:table-cell office:value-type="float" office:value="9856" table:style-name="ce10">
            <text:p>9,8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48" table:style-name="ce52">
            <text:p>1,948</text:p>
          </table:table-cell>
          <table:table-cell office:value-type="float" office:value="6140" table:style-name="ce11">
            <text:p>6,140</text:p>
          </table:table-cell>
          <table:table-cell office:value-type="float" office:value="3293" table:style-name="ce11">
            <text:p>3,293</text:p>
          </table:table-cell>
          <table:table-cell office:value-type="float" office:value="2847" table:style-name="ce10">
            <text:p>2,8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84" table:style-name="ce53">
            <text:p>1,984</text:p>
          </table:table-cell>
          <table:table-cell office:value-type="float" office:value="5975" table:style-name="ce18">
            <text:p>5,975</text:p>
          </table:table-cell>
          <table:table-cell office:value-type="float" office:value="3096" table:style-name="ce18">
            <text:p>3,096</text:p>
          </table:table-cell>
          <table:table-cell office:value-type="float" office:value="2879" table:style-name="ce17">
            <text:p>2,879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0518" table:style-name="ce71">
            <text:p>190,518</text:p>
          </table:table-cell>
          <table:table-cell office:value-type="float" office:value="546424" table:style-name="ce79">
            <text:p>546,424</text:p>
          </table:table-cell>
          <table:table-cell office:value-type="float" office:value="281805" table:style-name="ce79">
            <text:p>281,805</text:p>
          </table:table-cell>
          <table:table-cell office:value-type="float" office:value="264619" table:style-name="ce73">
            <text:p>264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731" table:style-name="ce52">
            <text:p>31,731</text:p>
          </table:table-cell>
          <table:table-cell office:value-type="float" office:value="88099" table:style-name="ce11">
            <text:p>88,099</text:p>
          </table:table-cell>
          <table:table-cell office:value-type="float" office:value="43944" table:style-name="ce11">
            <text:p>43,944</text:p>
          </table:table-cell>
          <table:table-cell office:value-type="float" office:value="44155" table:style-name="ce10">
            <text:p>44,15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012" table:style-name="ce52">
            <text:p>36,012</text:p>
          </table:table-cell>
          <table:table-cell office:value-type="float" office:value="103495" table:style-name="ce11">
            <text:p>103,495</text:p>
          </table:table-cell>
          <table:table-cell office:value-type="float" office:value="52192" table:style-name="ce11">
            <text:p>52,192</text:p>
          </table:table-cell>
          <table:table-cell office:value-type="float" office:value="51303" table:style-name="ce10">
            <text:p>51,30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32" table:style-name="ce52">
            <text:p>14,832</text:p>
          </table:table-cell>
          <table:table-cell office:value-type="float" office:value="44988" table:style-name="ce11">
            <text:p>44,988</text:p>
          </table:table-cell>
          <table:table-cell office:value-type="float" office:value="23442" table:style-name="ce11">
            <text:p>23,442</text:p>
          </table:table-cell>
          <table:table-cell office:value-type="float" office:value="21546" table:style-name="ce10">
            <text:p>21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1" table:style-name="ce52">
            <text:p>11,531</text:p>
          </table:table-cell>
          <table:table-cell office:value-type="float" office:value="33619" table:style-name="ce11">
            <text:p>33,619</text:p>
          </table:table-cell>
          <table:table-cell office:value-type="float" office:value="17793" table:style-name="ce11">
            <text:p>17,793</text:p>
          </table:table-cell>
          <table:table-cell office:value-type="float" office:value="15826" table:style-name="ce10">
            <text:p>15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303" table:style-name="ce52">
            <text:p>30,303</text:p>
          </table:table-cell>
          <table:table-cell office:value-type="float" office:value="86417" table:style-name="ce11">
            <text:p>86,417</text:p>
          </table:table-cell>
          <table:table-cell office:value-type="float" office:value="43596" table:style-name="ce11">
            <text:p>43,596</text:p>
          </table:table-cell>
          <table:table-cell office:value-type="float" office:value="42821" table:style-name="ce10">
            <text:p>42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23" table:style-name="ce52">
            <text:p>12,023</text:p>
          </table:table-cell>
          <table:table-cell office:value-type="float" office:value="35832" table:style-name="ce11">
            <text:p>35,832</text:p>
          </table:table-cell>
          <table:table-cell office:value-type="float" office:value="18992" table:style-name="ce11">
            <text:p>18,992</text:p>
          </table:table-cell>
          <table:table-cell office:value-type="float" office:value="16840" table:style-name="ce10">
            <text:p>16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5" table:style-name="ce52">
            <text:p>5,965</text:p>
          </table:table-cell>
          <table:table-cell office:value-type="float" office:value="16489" table:style-name="ce11">
            <text:p>16,489</text:p>
          </table:table-cell>
          <table:table-cell office:value-type="float" office:value="8619" table:style-name="ce11">
            <text:p>8,619</text:p>
          </table:table-cell>
          <table:table-cell office:value-type="float" office:value="7870" table:style-name="ce10">
            <text:p>7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27" table:style-name="ce52">
            <text:p>5,327</text:p>
          </table:table-cell>
          <table:table-cell office:value-type="float" office:value="14273" table:style-name="ce11">
            <text:p>14,273</text:p>
          </table:table-cell>
          <table:table-cell office:value-type="float" office:value="7574" table:style-name="ce11">
            <text:p>7,574</text:p>
          </table:table-cell>
          <table:table-cell office:value-type="float" office:value="6699" table:style-name="ce10">
            <text:p>6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17" table:style-name="ce52">
            <text:p>10,717</text:p>
          </table:table-cell>
          <table:table-cell office:value-type="float" office:value="32907" table:style-name="ce11">
            <text:p>32,907</text:p>
          </table:table-cell>
          <table:table-cell office:value-type="float" office:value="17164" table:style-name="ce11">
            <text:p>17,164</text:p>
          </table:table-cell>
          <table:table-cell office:value-type="float" office:value="15743" table:style-name="ce10">
            <text:p>15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9" table:style-name="ce52">
            <text:p>6,119</text:p>
          </table:table-cell>
          <table:table-cell office:value-type="float" office:value="17685" table:style-name="ce11">
            <text:p>17,685</text:p>
          </table:table-cell>
          <table:table-cell office:value-type="float" office:value="9396" table:style-name="ce11">
            <text:p>9,396</text:p>
          </table:table-cell>
          <table:table-cell office:value-type="float" office:value="8289" table:style-name="ce10">
            <text:p>8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40" table:style-name="ce52">
            <text:p>3,940</text:p>
          </table:table-cell>
          <table:table-cell office:value-type="float" office:value="9879" table:style-name="ce11">
            <text:p>9,879</text:p>
          </table:table-cell>
          <table:table-cell office:value-type="float" office:value="5425" table:style-name="ce11">
            <text:p>5,425</text:p>
          </table:table-cell>
          <table:table-cell office:value-type="float" office:value="4454" table:style-name="ce10">
            <text:p>4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5" table:style-name="ce52">
            <text:p>3,645</text:p>
          </table:table-cell>
          <table:table-cell office:value-type="float" office:value="10534" table:style-name="ce11">
            <text:p>10,534</text:p>
          </table:table-cell>
          <table:table-cell office:value-type="float" office:value="5579" table:style-name="ce11">
            <text:p>5,579</text:p>
          </table:table-cell>
          <table:table-cell office:value-type="float" office:value="4955" table:style-name="ce10">
            <text:p>4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38" table:style-name="ce52">
            <text:p>5,538</text:p>
          </table:table-cell>
          <table:table-cell office:value-type="float" office:value="16040" table:style-name="ce11">
            <text:p>16,040</text:p>
          </table:table-cell>
          <table:table-cell office:value-type="float" office:value="8477" table:style-name="ce11">
            <text:p>8,477</text:p>
          </table:table-cell>
          <table:table-cell office:value-type="float" office:value="7563" table:style-name="ce10">
            <text:p>7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7" table:style-name="ce52">
            <text:p>2,627</text:p>
          </table:table-cell>
          <table:table-cell office:value-type="float" office:value="6918" table:style-name="ce11">
            <text:p>6,918</text:p>
          </table:table-cell>
          <table:table-cell office:value-type="float" office:value="3872" table:style-name="ce11">
            <text:p>3,872</text:p>
          </table:table-cell>
          <table:table-cell office:value-type="float" office:value="3046" table:style-name="ce10">
            <text:p>3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6" table:style-name="ce52">
            <text:p>4,136</text:p>
          </table:table-cell>
          <table:table-cell office:value-type="float" office:value="12537" table:style-name="ce11">
            <text:p>12,537</text:p>
          </table:table-cell>
          <table:table-cell office:value-type="float" office:value="6632" table:style-name="ce11">
            <text:p>6,632</text:p>
          </table:table-cell>
          <table:table-cell office:value-type="float" office:value="5905" table:style-name="ce10">
            <text:p>5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68" table:style-name="ce52">
            <text:p>2,368</text:p>
          </table:table-cell>
          <table:table-cell office:value-type="float" office:value="6549" table:style-name="ce11">
            <text:p>6,549</text:p>
          </table:table-cell>
          <table:table-cell office:value-type="float" office:value="3575" table:style-name="ce11">
            <text:p>3,575</text:p>
          </table:table-cell>
          <table:table-cell office:value-type="float" office:value="2974" table:style-name="ce10">
            <text:p>2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5" table:style-name="ce52">
            <text:p>1,715</text:p>
          </table:table-cell>
          <table:table-cell office:value-type="float" office:value="4251" table:style-name="ce11">
            <text:p>4,251</text:p>
          </table:table-cell>
          <table:table-cell office:value-type="float" office:value="2374" table:style-name="ce11">
            <text:p>2,374</text:p>
          </table:table-cell>
          <table:table-cell office:value-type="float" office:value="1877" table:style-name="ce10">
            <text:p>1,87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9" table:style-name="ce53">
            <text:p>1,989</text:p>
          </table:table-cell>
          <table:table-cell office:value-type="float" office:value="5912" table:style-name="ce18">
            <text:p>5,912</text:p>
          </table:table-cell>
          <table:table-cell office:value-type="float" office:value="3159" table:style-name="ce18">
            <text:p>3,159</text:p>
          </table:table-cell>
          <table:table-cell office:value-type="float" office:value="2753" table:style-name="ce17">
            <text:p>2,75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8年08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199016" table:style-name="ce71">
            <text:p>199,016</text:p>
          </table:table-cell>
          <table:table-cell office:value-type="float" office:value="561806" table:style-name="ce79">
            <text:p>561,806</text:p>
          </table:table-cell>
          <table:table-cell office:value-type="float" office:value="286757" table:style-name="ce79">
            <text:p>286,757</text:p>
          </table:table-cell>
          <table:table-cell office:value-type="float" office:value="275049" table:style-name="ce73">
            <text:p>275,04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0875" table:style-name="ce52">
            <text:p>70,875</text:p>
          </table:table-cell>
          <table:table-cell office:value-type="float" office:value="192375" table:style-name="ce11">
            <text:p>192,375</text:p>
          </table:table-cell>
          <table:table-cell office:value-type="float" office:value="95738" table:style-name="ce11">
            <text:p>95,738</text:p>
          </table:table-cell>
          <table:table-cell office:value-type="float" office:value="96637" table:style-name="ce10">
            <text:p>96,63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50" table:style-name="ce52">
            <text:p>9,350</text:p>
          </table:table-cell>
          <table:table-cell office:value-type="float" office:value="28136" table:style-name="ce49">
            <text:p>28,136</text:p>
          </table:table-cell>
          <table:table-cell office:value-type="float" office:value="15088" table:style-name="ce11">
            <text:p>15,088</text:p>
          </table:table-cell>
          <table:table-cell office:value-type="float" office:value="13048" table:style-name="ce10">
            <text:p>13,04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28" table:style-name="ce52">
            <text:p>10,828</text:p>
          </table:table-cell>
          <table:table-cell office:value-type="float" office:value="32926" table:style-name="ce49">
            <text:p>32,926</text:p>
          </table:table-cell>
          <table:table-cell office:value-type="float" office:value="17515" table:style-name="ce11">
            <text:p>17,515</text:p>
          </table:table-cell>
          <table:table-cell office:value-type="float" office:value="15411" table:style-name="ce10">
            <text:p>15,41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788" table:style-name="ce52">
            <text:p>34,788</text:p>
          </table:table-cell>
          <table:table-cell office:value-type="float" office:value="97036" table:style-name="ce49">
            <text:p>97,036</text:p>
          </table:table-cell>
          <table:table-cell office:value-type="float" office:value="48745" table:style-name="ce11">
            <text:p>48,745</text:p>
          </table:table-cell>
          <table:table-cell office:value-type="float" office:value="48291" table:style-name="ce10">
            <text:p>48,29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378" table:style-name="ce52">
            <text:p>27,378</text:p>
          </table:table-cell>
          <table:table-cell office:value-type="float" office:value="77771" table:style-name="ce49">
            <text:p>77,771</text:p>
          </table:table-cell>
          <table:table-cell office:value-type="float" office:value="39357" table:style-name="ce11">
            <text:p>39,357</text:p>
          </table:table-cell>
          <table:table-cell office:value-type="float" office:value="38414" table:style-name="ce10">
            <text:p>38,4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20" table:style-name="ce52">
            <text:p>4,420</text:p>
          </table:table-cell>
          <table:table-cell office:value-type="float" office:value="12819" table:style-name="ce49">
            <text:p>12,819</text:p>
          </table:table-cell>
          <table:table-cell office:value-type="float" office:value="6942" table:style-name="ce11">
            <text:p>6,942</text:p>
          </table:table-cell>
          <table:table-cell office:value-type="float" office:value="5877" table:style-name="ce10">
            <text:p>5,87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044" table:style-name="ce52">
            <text:p>19,044</text:p>
          </table:table-cell>
          <table:table-cell office:value-type="float" office:value="57302" table:style-name="ce49">
            <text:p>57,302</text:p>
          </table:table-cell>
          <table:table-cell office:value-type="float" office:value="29364" table:style-name="ce11">
            <text:p>29,364</text:p>
          </table:table-cell>
          <table:table-cell office:value-type="float" office:value="27938" table:style-name="ce10">
            <text:p>27,93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694" table:style-name="ce52">
            <text:p>6,694</text:p>
          </table:table-cell>
          <table:table-cell office:value-type="float" office:value="19947" table:style-name="ce49">
            <text:p>19,947</text:p>
          </table:table-cell>
          <table:table-cell office:value-type="float" office:value="10552" table:style-name="ce11">
            <text:p>10,552</text:p>
          </table:table-cell>
          <table:table-cell office:value-type="float" office:value="9395" table:style-name="ce10">
            <text:p>9,39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755" table:style-name="ce52">
            <text:p>5,755</text:p>
          </table:table-cell>
          <table:table-cell office:value-type="float" office:value="14579" table:style-name="ce49">
            <text:p>14,579</text:p>
          </table:table-cell>
          <table:table-cell office:value-type="float" office:value="7912" table:style-name="ce11">
            <text:p>7,912</text:p>
          </table:table-cell>
          <table:table-cell office:value-type="float" office:value="6667" table:style-name="ce10">
            <text:p>6,6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8" table:style-name="ce52">
            <text:p>3,138</text:p>
          </table:table-cell>
          <table:table-cell office:value-type="float" office:value="9221" table:style-name="ce49">
            <text:p>9,221</text:p>
          </table:table-cell>
          <table:table-cell office:value-type="float" office:value="5007" table:style-name="ce11">
            <text:p>5,007</text:p>
          </table:table-cell>
          <table:table-cell office:value-type="float" office:value="4214" table:style-name="ce10">
            <text:p>4,2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7" table:style-name="ce52">
            <text:p>2,077</text:p>
          </table:table-cell>
          <table:table-cell office:value-type="float" office:value="5510" table:style-name="ce49">
            <text:p>5,510</text:p>
          </table:table-cell>
          <table:table-cell office:value-type="float" office:value="3031" table:style-name="ce11">
            <text:p>3,031</text:p>
          </table:table-cell>
          <table:table-cell office:value-type="float" office:value="2479" table:style-name="ce10">
            <text:p>2,479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02" table:style-name="ce52">
            <text:p>2,902</text:p>
          </table:table-cell>
          <table:table-cell office:value-type="float" office:value="9572" table:style-name="ce49">
            <text:p>9,572</text:p>
          </table:table-cell>
          <table:table-cell office:value-type="float" office:value="5014" table:style-name="ce11">
            <text:p>5,014</text:p>
          </table:table-cell>
          <table:table-cell office:value-type="float" office:value="4558" table:style-name="ce10">
            <text:p>4,55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7" table:style-name="ce53">
            <text:p>1,767</text:p>
          </table:table-cell>
          <table:table-cell office:value-type="float" office:value="4612" table:style-name="ce51">
            <text:p>4,612</text:p>
          </table:table-cell>
          <table:table-cell office:value-type="float" office:value="2492" table:style-name="ce18">
            <text:p>2,492</text:p>
          </table:table-cell>
          <table:table-cell office:value-type="float" office:value="2120" table:style-name="ce17">
            <text:p>2,12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1619" table:style-name="ce71">
            <text:p>391,619</text:p>
          </table:table-cell>
          <table:table-cell office:value-type="float" office:value="1273613" table:style-name="ce79">
            <text:p>1,273,613</text:p>
          </table:table-cell>
          <table:table-cell office:value-type="float" office:value="648149" table:style-name="ce79">
            <text:p>648,149</text:p>
          </table:table-cell>
          <table:table-cell office:value-type="float" office:value="625464" table:style-name="ce73">
            <text:p>625,4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158" table:style-name="ce52">
            <text:p>77,158</text:p>
          </table:table-cell>
          <table:table-cell office:value-type="float" office:value="232204" table:style-name="ce11">
            <text:p>232,204</text:p>
          </table:table-cell>
          <table:table-cell office:value-type="float" office:value="114413" table:style-name="ce11">
            <text:p>114,413</text:p>
          </table:table-cell>
          <table:table-cell office:value-type="float" office:value="117791" table:style-name="ce10">
            <text:p>117,7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195" table:style-name="ce52">
            <text:p>40,195</text:p>
          </table:table-cell>
          <table:table-cell office:value-type="float" office:value="124919" table:style-name="ce11">
            <text:p>124,919</text:p>
          </table:table-cell>
          <table:table-cell office:value-type="float" office:value="61990" table:style-name="ce11">
            <text:p>61,990</text:p>
          </table:table-cell>
          <table:table-cell office:value-type="float" office:value="62929" table:style-name="ce10">
            <text:p>62,929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903" table:style-name="ce52">
            <text:p>24,903</text:p>
          </table:table-cell>
          <table:table-cell office:value-type="float" office:value="86891" table:style-name="ce11">
            <text:p>86,891</text:p>
          </table:table-cell>
          <table:table-cell office:value-type="float" office:value="44096" table:style-name="ce11">
            <text:p>44,096</text:p>
          </table:table-cell>
          <table:table-cell office:value-type="float" office:value="42795" table:style-name="ce10">
            <text:p>42,7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165" table:style-name="ce52">
            <text:p>27,165</text:p>
          </table:table-cell>
          <table:table-cell office:value-type="float" office:value="90603" table:style-name="ce11">
            <text:p>90,603</text:p>
          </table:table-cell>
          <table:table-cell office:value-type="float" office:value="46051" table:style-name="ce11">
            <text:p>46,051</text:p>
          </table:table-cell>
          <table:table-cell office:value-type="float" office:value="44552" table:style-name="ce10">
            <text:p>44,5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43" table:style-name="ce52">
            <text:p>10,843</text:p>
          </table:table-cell>
          <table:table-cell office:value-type="float" office:value="33320" table:style-name="ce11">
            <text:p>33,320</text:p>
          </table:table-cell>
          <table:table-cell office:value-type="float" office:value="16792" table:style-name="ce11">
            <text:p>16,792</text:p>
          </table:table-cell>
          <table:table-cell office:value-type="float" office:value="16528" table:style-name="ce10">
            <text:p>16,5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01" table:style-name="ce52">
            <text:p>16,501</text:p>
          </table:table-cell>
          <table:table-cell office:value-type="float" office:value="55212" table:style-name="ce11">
            <text:p>55,212</text:p>
          </table:table-cell>
          <table:table-cell office:value-type="float" office:value="27925" table:style-name="ce11">
            <text:p>27,925</text:p>
          </table:table-cell>
          <table:table-cell office:value-type="float" office:value="27287" table:style-name="ce10">
            <text:p>27,2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270" table:style-name="ce52">
            <text:p>13,270</text:p>
          </table:table-cell>
          <table:table-cell office:value-type="float" office:value="41286" table:style-name="ce11">
            <text:p>41,286</text:p>
          </table:table-cell>
          <table:table-cell office:value-type="float" office:value="21199" table:style-name="ce11">
            <text:p>21,199</text:p>
          </table:table-cell>
          <table:table-cell office:value-type="float" office:value="20087" table:style-name="ce10">
            <text:p>20,0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49" table:style-name="ce52">
            <text:p>15,149</text:p>
          </table:table-cell>
          <table:table-cell office:value-type="float" office:value="50196" table:style-name="ce11">
            <text:p>50,196</text:p>
          </table:table-cell>
          <table:table-cell office:value-type="float" office:value="25830" table:style-name="ce11">
            <text:p>25,830</text:p>
          </table:table-cell>
          <table:table-cell office:value-type="float" office:value="24366" table:style-name="ce10">
            <text:p>24,3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65" table:style-name="ce52">
            <text:p>4,465</text:p>
          </table:table-cell>
          <table:table-cell office:value-type="float" office:value="16787" table:style-name="ce11">
            <text:p>16,787</text:p>
          </table:table-cell>
          <table:table-cell office:value-type="float" office:value="8620" table:style-name="ce11">
            <text:p>8,620</text:p>
          </table:table-cell>
          <table:table-cell office:value-type="float" office:value="8167" table:style-name="ce10">
            <text:p>8,1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261" table:style-name="ce52">
            <text:p>10,261</text:p>
          </table:table-cell>
          <table:table-cell office:value-type="float" office:value="37296" table:style-name="ce11">
            <text:p>37,296</text:p>
          </table:table-cell>
          <table:table-cell office:value-type="float" office:value="18977" table:style-name="ce11">
            <text:p>18,977</text:p>
          </table:table-cell>
          <table:table-cell office:value-type="float" office:value="18319" table:style-name="ce10">
            <text:p>18,3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080" table:style-name="ce52">
            <text:p>13,080</text:p>
          </table:table-cell>
          <table:table-cell office:value-type="float" office:value="46790" table:style-name="ce11">
            <text:p>46,790</text:p>
          </table:table-cell>
          <table:table-cell office:value-type="float" office:value="24365" table:style-name="ce11">
            <text:p>24,365</text:p>
          </table:table-cell>
          <table:table-cell office:value-type="float" office:value="22425" table:style-name="ce10">
            <text:p>22,4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15" table:style-name="ce52">
            <text:p>10,915</text:p>
          </table:table-cell>
          <table:table-cell office:value-type="float" office:value="39127" table:style-name="ce11">
            <text:p>39,127</text:p>
          </table:table-cell>
          <table:table-cell office:value-type="float" office:value="20191" table:style-name="ce11">
            <text:p>20,191</text:p>
          </table:table-cell>
          <table:table-cell office:value-type="float" office:value="18936" table:style-name="ce10">
            <text:p>18,9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63" table:style-name="ce52">
            <text:p>14,263</text:p>
          </table:table-cell>
          <table:table-cell office:value-type="float" office:value="45685" table:style-name="ce11">
            <text:p>45,685</text:p>
          </table:table-cell>
          <table:table-cell office:value-type="float" office:value="23466" table:style-name="ce11">
            <text:p>23,466</text:p>
          </table:table-cell>
          <table:table-cell office:value-type="float" office:value="22219" table:style-name="ce10">
            <text:p>22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19" table:style-name="ce52">
            <text:p>6,819</text:p>
          </table:table-cell>
          <table:table-cell office:value-type="float" office:value="23399" table:style-name="ce11">
            <text:p>23,399</text:p>
          </table:table-cell>
          <table:table-cell office:value-type="float" office:value="12298" table:style-name="ce11">
            <text:p>12,298</text:p>
          </table:table-cell>
          <table:table-cell office:value-type="float" office:value="11101" table:style-name="ce10">
            <text:p>11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00" table:style-name="ce52">
            <text:p>11,300</text:p>
          </table:table-cell>
          <table:table-cell office:value-type="float" office:value="37043" table:style-name="ce11">
            <text:p>37,043</text:p>
          </table:table-cell>
          <table:table-cell office:value-type="float" office:value="19113" table:style-name="ce11">
            <text:p>19,113</text:p>
          </table:table-cell>
          <table:table-cell office:value-type="float" office:value="17930" table:style-name="ce10">
            <text:p>17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54" table:style-name="ce52">
            <text:p>9,154</text:p>
          </table:table-cell>
          <table:table-cell office:value-type="float" office:value="32269" table:style-name="ce11">
            <text:p>32,269</text:p>
          </table:table-cell>
          <table:table-cell office:value-type="float" office:value="16969" table:style-name="ce11">
            <text:p>16,969</text:p>
          </table:table-cell>
          <table:table-cell office:value-type="float" office:value="15300" table:style-name="ce10">
            <text:p>15,3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44" table:style-name="ce52">
            <text:p>10,844</text:p>
          </table:table-cell>
          <table:table-cell office:value-type="float" office:value="34778" table:style-name="ce11">
            <text:p>34,778</text:p>
          </table:table-cell>
          <table:table-cell office:value-type="float" office:value="17874" table:style-name="ce11">
            <text:p>17,874</text:p>
          </table:table-cell>
          <table:table-cell office:value-type="float" office:value="16904" table:style-name="ce10">
            <text:p>16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53" table:style-name="ce52">
            <text:p>10,953</text:p>
          </table:table-cell>
          <table:table-cell office:value-type="float" office:value="36734" table:style-name="ce11">
            <text:p>36,734</text:p>
          </table:table-cell>
          <table:table-cell office:value-type="float" office:value="18992" table:style-name="ce11">
            <text:p>18,992</text:p>
          </table:table-cell>
          <table:table-cell office:value-type="float" office:value="17742" table:style-name="ce10">
            <text:p>17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96" table:style-name="ce52">
            <text:p>12,996</text:p>
          </table:table-cell>
          <table:table-cell office:value-type="float" office:value="42655" table:style-name="ce11">
            <text:p>42,655</text:p>
          </table:table-cell>
          <table:table-cell office:value-type="float" office:value="21887" table:style-name="ce11">
            <text:p>21,887</text:p>
          </table:table-cell>
          <table:table-cell office:value-type="float" office:value="20768" table:style-name="ce10">
            <text:p>20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1" table:style-name="ce52">
            <text:p>5,301</text:p>
          </table:table-cell>
          <table:table-cell office:value-type="float" office:value="14928" table:style-name="ce11">
            <text:p>14,928</text:p>
          </table:table-cell>
          <table:table-cell office:value-type="float" office:value="7856" table:style-name="ce11">
            <text:p>7,856</text:p>
          </table:table-cell>
          <table:table-cell office:value-type="float" office:value="7072" table:style-name="ce10">
            <text:p>7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96" table:style-name="ce52">
            <text:p>7,996</text:p>
          </table:table-cell>
          <table:table-cell office:value-type="float" office:value="27039" table:style-name="ce11">
            <text:p>27,039</text:p>
          </table:table-cell>
          <table:table-cell office:value-type="float" office:value="13947" table:style-name="ce11">
            <text:p>13,947</text:p>
          </table:table-cell>
          <table:table-cell office:value-type="float" office:value="13092" table:style-name="ce10">
            <text:p>13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20" table:style-name="ce52">
            <text:p>9,120</text:p>
          </table:table-cell>
          <table:table-cell office:value-type="float" office:value="30373" table:style-name="ce11">
            <text:p>30,373</text:p>
          </table:table-cell>
          <table:table-cell office:value-type="float" office:value="15690" table:style-name="ce11">
            <text:p>15,690</text:p>
          </table:table-cell>
          <table:table-cell office:value-type="float" office:value="14683" table:style-name="ce10">
            <text:p>14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48" table:style-name="ce52">
            <text:p>10,148</text:p>
          </table:table-cell>
          <table:table-cell office:value-type="float" office:value="33207" table:style-name="ce11">
            <text:p>33,207</text:p>
          </table:table-cell>
          <table:table-cell office:value-type="float" office:value="17517" table:style-name="ce11">
            <text:p>17,517</text:p>
          </table:table-cell>
          <table:table-cell office:value-type="float" office:value="15690" table:style-name="ce10">
            <text:p>15,6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20" table:style-name="ce52">
            <text:p>5,220</text:p>
          </table:table-cell>
          <table:table-cell office:value-type="float" office:value="16451" table:style-name="ce11">
            <text:p>16,451</text:p>
          </table:table-cell>
          <table:table-cell office:value-type="float" office:value="8881" table:style-name="ce11">
            <text:p>8,881</text:p>
          </table:table-cell>
          <table:table-cell office:value-type="float" office:value="7570" table:style-name="ce10">
            <text:p>7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0" table:style-name="ce52">
            <text:p>4,590</text:p>
          </table:table-cell>
          <table:table-cell office:value-type="float" office:value="14966" table:style-name="ce11">
            <text:p>14,966</text:p>
          </table:table-cell>
          <table:table-cell office:value-type="float" office:value="7833" table:style-name="ce11">
            <text:p>7,833</text:p>
          </table:table-cell>
          <table:table-cell office:value-type="float" office:value="7133" table:style-name="ce10">
            <text:p>7,13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10" table:style-name="ce53">
            <text:p>9,010</text:p>
          </table:table-cell>
          <table:table-cell office:value-type="float" office:value="29455" table:style-name="ce18">
            <text:p>29,455</text:p>
          </table:table-cell>
          <table:table-cell office:value-type="float" office:value="15377" table:style-name="ce18">
            <text:p>15,377</text:p>
          </table:table-cell>
          <table:table-cell office:value-type="float" office:value="14078" table:style-name="ce17">
            <text:p>14,07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8813" table:style-name="ce71">
            <text:p>178,813</text:p>
          </table:table-cell>
          <table:table-cell office:value-type="float" office:value="495062" table:style-name="ce79">
            <text:p>495,062</text:p>
          </table:table-cell>
          <table:table-cell office:value-type="float" office:value="253281" table:style-name="ce79">
            <text:p>253,281</text:p>
          </table:table-cell>
          <table:table-cell office:value-type="float" office:value="241781" table:style-name="ce73">
            <text:p>241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12" table:style-name="ce52">
            <text:p>35,112</text:p>
          </table:table-cell>
          <table:table-cell office:value-type="float" office:value="99384" table:style-name="ce11">
            <text:p>99,384</text:p>
          </table:table-cell>
          <table:table-cell office:value-type="float" office:value="49706" table:style-name="ce11">
            <text:p>49,706</text:p>
          </table:table-cell>
          <table:table-cell office:value-type="float" office:value="49678" table:style-name="ce10">
            <text:p>49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42" table:style-name="ce52">
            <text:p>29,042</text:p>
          </table:table-cell>
          <table:table-cell office:value-type="float" office:value="80164" table:style-name="ce11">
            <text:p>80,164</text:p>
          </table:table-cell>
          <table:table-cell office:value-type="float" office:value="39887" table:style-name="ce11">
            <text:p>39,887</text:p>
          </table:table-cell>
          <table:table-cell office:value-type="float" office:value="40277" table:style-name="ce10">
            <text:p>40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690" table:style-name="ce52">
            <text:p>33,690</text:p>
          </table:table-cell>
          <table:table-cell office:value-type="float" office:value="97474" table:style-name="ce11">
            <text:p>97,474</text:p>
          </table:table-cell>
          <table:table-cell office:value-type="float" office:value="49210" table:style-name="ce11">
            <text:p>49,210</text:p>
          </table:table-cell>
          <table:table-cell office:value-type="float" office:value="48264" table:style-name="ce10">
            <text:p>48,2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48" table:style-name="ce52">
            <text:p>20,148</text:p>
          </table:table-cell>
          <table:table-cell office:value-type="float" office:value="54069" table:style-name="ce11">
            <text:p>54,069</text:p>
          </table:table-cell>
          <table:table-cell office:value-type="float" office:value="27643" table:style-name="ce11">
            <text:p>27,643</text:p>
          </table:table-cell>
          <table:table-cell office:value-type="float" office:value="26426" table:style-name="ce10">
            <text:p>26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8" table:style-name="ce52">
            <text:p>4,258</text:p>
          </table:table-cell>
          <table:table-cell office:value-type="float" office:value="10652" table:style-name="ce11">
            <text:p>10,652</text:p>
          </table:table-cell>
          <table:table-cell office:value-type="float" office:value="5560" table:style-name="ce11">
            <text:p>5,560</text:p>
          </table:table-cell>
          <table:table-cell office:value-type="float" office:value="5092" table:style-name="ce10">
            <text:p>5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34" table:style-name="ce52">
            <text:p>12,634</text:p>
          </table:table-cell>
          <table:table-cell office:value-type="float" office:value="38063" table:style-name="ce11">
            <text:p>38,063</text:p>
          </table:table-cell>
          <table:table-cell office:value-type="float" office:value="20064" table:style-name="ce11">
            <text:p>20,064</text:p>
          </table:table-cell>
          <table:table-cell office:value-type="float" office:value="17999" table:style-name="ce10">
            <text:p>17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80" table:style-name="ce52">
            <text:p>8,080</text:p>
          </table:table-cell>
          <table:table-cell office:value-type="float" office:value="17569" table:style-name="ce11">
            <text:p>17,569</text:p>
          </table:table-cell>
          <table:table-cell office:value-type="float" office:value="9371" table:style-name="ce11">
            <text:p>9,371</text:p>
          </table:table-cell>
          <table:table-cell office:value-type="float" office:value="8198" table:style-name="ce10">
            <text:p>8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4" table:style-name="ce52">
            <text:p>5,594</text:p>
          </table:table-cell>
          <table:table-cell office:value-type="float" office:value="14547" table:style-name="ce11">
            <text:p>14,547</text:p>
          </table:table-cell>
          <table:table-cell office:value-type="float" office:value="7890" table:style-name="ce11">
            <text:p>7,890</text:p>
          </table:table-cell>
          <table:table-cell office:value-type="float" office:value="6657" table:style-name="ce10">
            <text:p>6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4" table:style-name="ce52">
            <text:p>5,764</text:p>
          </table:table-cell>
          <table:table-cell office:value-type="float" office:value="15652" table:style-name="ce11">
            <text:p>15,652</text:p>
          </table:table-cell>
          <table:table-cell office:value-type="float" office:value="8250" table:style-name="ce11">
            <text:p>8,250</text:p>
          </table:table-cell>
          <table:table-cell office:value-type="float" office:value="7402" table:style-name="ce10">
            <text:p>7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58" table:style-name="ce52">
            <text:p>7,258</text:p>
          </table:table-cell>
          <table:table-cell office:value-type="float" office:value="18357" table:style-name="ce11">
            <text:p>18,357</text:p>
          </table:table-cell>
          <table:table-cell office:value-type="float" office:value="9908" table:style-name="ce11">
            <text:p>9,908</text:p>
          </table:table-cell>
          <table:table-cell office:value-type="float" office:value="8449" table:style-name="ce10">
            <text:p>8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0" table:style-name="ce52">
            <text:p>7,080</text:p>
          </table:table-cell>
          <table:table-cell office:value-type="float" office:value="17313" table:style-name="ce11">
            <text:p>17,313</text:p>
          </table:table-cell>
          <table:table-cell office:value-type="float" office:value="9069" table:style-name="ce11">
            <text:p>9,069</text:p>
          </table:table-cell>
          <table:table-cell office:value-type="float" office:value="8244" table:style-name="ce10">
            <text:p>8,2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5" table:style-name="ce52">
            <text:p>5,275</text:p>
          </table:table-cell>
          <table:table-cell office:value-type="float" office:value="16012" table:style-name="ce11">
            <text:p>16,012</text:p>
          </table:table-cell>
          <table:table-cell office:value-type="float" office:value="8591" table:style-name="ce11">
            <text:p>8,591</text:p>
          </table:table-cell>
          <table:table-cell office:value-type="float" office:value="7421" table:style-name="ce10">
            <text:p>7,42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8" table:style-name="ce53">
            <text:p>4,878</text:p>
          </table:table-cell>
          <table:table-cell office:value-type="float" office:value="15806" table:style-name="ce18">
            <text:p>15,806</text:p>
          </table:table-cell>
          <table:table-cell office:value-type="float" office:value="8132" table:style-name="ce18">
            <text:p>8,132</text:p>
          </table:table-cell>
          <table:table-cell office:value-type="float" office:value="7674" table:style-name="ce17">
            <text:p>7,67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1701" table:style-name="ce71">
            <text:p>241,701</text:p>
          </table:table-cell>
          <table:table-cell office:value-type="float" office:value="682577" table:style-name="ce79">
            <text:p>682,577</text:p>
          </table:table-cell>
          <table:table-cell office:value-type="float" office:value="353624" table:style-name="ce79">
            <text:p>353,624</text:p>
          </table:table-cell>
          <table:table-cell office:value-type="float" office:value="328953" table:style-name="ce73">
            <text:p>328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830" table:style-name="ce52">
            <text:p>38,830</text:p>
          </table:table-cell>
          <table:table-cell office:value-type="float" office:value="108630" table:style-name="ce11">
            <text:p>108,630</text:p>
          </table:table-cell>
          <table:table-cell office:value-type="float" office:value="53969" table:style-name="ce11">
            <text:p>53,969</text:p>
          </table:table-cell>
          <table:table-cell office:value-type="float" office:value="54661" table:style-name="ce10">
            <text:p>54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50" table:style-name="ce52">
            <text:p>15,950</text:p>
          </table:table-cell>
          <table:table-cell office:value-type="float" office:value="44329" table:style-name="ce11">
            <text:p>44,329</text:p>
          </table:table-cell>
          <table:table-cell office:value-type="float" office:value="22497" table:style-name="ce11">
            <text:p>22,497</text:p>
          </table:table-cell>
          <table:table-cell office:value-type="float" office:value="21832" table:style-name="ce10">
            <text:p>21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447" table:style-name="ce52">
            <text:p>25,447</text:p>
          </table:table-cell>
          <table:table-cell office:value-type="float" office:value="70949" table:style-name="ce11">
            <text:p>70,949</text:p>
          </table:table-cell>
          <table:table-cell office:value-type="float" office:value="35904" table:style-name="ce11">
            <text:p>35,904</text:p>
          </table:table-cell>
          <table:table-cell office:value-type="float" office:value="35045" table:style-name="ce10">
            <text:p>35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883" table:style-name="ce52">
            <text:p>14,883</text:p>
          </table:table-cell>
          <table:table-cell office:value-type="float" office:value="45832" table:style-name="ce11">
            <text:p>45,832</text:p>
          </table:table-cell>
          <table:table-cell office:value-type="float" office:value="23094" table:style-name="ce11">
            <text:p>23,094</text:p>
          </table:table-cell>
          <table:table-cell office:value-type="float" office:value="22738" table:style-name="ce10">
            <text:p>22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495" table:style-name="ce52">
            <text:p>9,495</text:p>
          </table:table-cell>
          <table:table-cell office:value-type="float" office:value="28645" table:style-name="ce11">
            <text:p>28,645</text:p>
          </table:table-cell>
          <table:table-cell office:value-type="float" office:value="14924" table:style-name="ce11">
            <text:p>14,924</text:p>
          </table:table-cell>
          <table:table-cell office:value-type="float" office:value="13721" table:style-name="ce10">
            <text:p>13,7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31" table:style-name="ce52">
            <text:p>16,031</text:p>
          </table:table-cell>
          <table:table-cell office:value-type="float" office:value="39599" table:style-name="ce11">
            <text:p>39,599</text:p>
          </table:table-cell>
          <table:table-cell office:value-type="float" office:value="20462" table:style-name="ce11">
            <text:p>20,462</text:p>
          </table:table-cell>
          <table:table-cell office:value-type="float" office:value="19137" table:style-name="ce10">
            <text:p>19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21" table:style-name="ce52">
            <text:p>11,121</text:p>
          </table:table-cell>
          <table:table-cell office:value-type="float" office:value="31275" table:style-name="ce11">
            <text:p>31,275</text:p>
          </table:table-cell>
          <table:table-cell office:value-type="float" office:value="16484" table:style-name="ce11">
            <text:p>16,484</text:p>
          </table:table-cell>
          <table:table-cell office:value-type="float" office:value="14791" table:style-name="ce10">
            <text:p>14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6" table:style-name="ce52">
            <text:p>6,626</text:p>
          </table:table-cell>
          <table:table-cell office:value-type="float" office:value="18845" table:style-name="ce11">
            <text:p>18,845</text:p>
          </table:table-cell>
          <table:table-cell office:value-type="float" office:value="10081" table:style-name="ce11">
            <text:p>10,081</text:p>
          </table:table-cell>
          <table:table-cell office:value-type="float" office:value="8764" table:style-name="ce10">
            <text:p>8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61" table:style-name="ce52">
            <text:p>9,361</text:p>
          </table:table-cell>
          <table:table-cell office:value-type="float" office:value="28537" table:style-name="ce11">
            <text:p>28,537</text:p>
          </table:table-cell>
          <table:table-cell office:value-type="float" office:value="14916" table:style-name="ce11">
            <text:p>14,916</text:p>
          </table:table-cell>
          <table:table-cell office:value-type="float" office:value="13621" table:style-name="ce10">
            <text:p>13,6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9" table:style-name="ce52">
            <text:p>6,019</text:p>
          </table:table-cell>
          <table:table-cell office:value-type="float" office:value="17937" table:style-name="ce11">
            <text:p>17,937</text:p>
          </table:table-cell>
          <table:table-cell office:value-type="float" office:value="9388" table:style-name="ce11">
            <text:p>9,388</text:p>
          </table:table-cell>
          <table:table-cell office:value-type="float" office:value="8549" table:style-name="ce10">
            <text:p>8,5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7" table:style-name="ce52">
            <text:p>8,927</text:p>
          </table:table-cell>
          <table:table-cell office:value-type="float" office:value="26551" table:style-name="ce11">
            <text:p>26,551</text:p>
          </table:table-cell>
          <table:table-cell office:value-type="float" office:value="14177" table:style-name="ce11">
            <text:p>14,177</text:p>
          </table:table-cell>
          <table:table-cell office:value-type="float" office:value="12374" table:style-name="ce10">
            <text:p>12,3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1" table:style-name="ce52">
            <text:p>8,511</text:p>
          </table:table-cell>
          <table:table-cell office:value-type="float" office:value="24115" table:style-name="ce11">
            <text:p>24,115</text:p>
          </table:table-cell>
          <table:table-cell office:value-type="float" office:value="12742" table:style-name="ce11">
            <text:p>12,742</text:p>
          </table:table-cell>
          <table:table-cell office:value-type="float" office:value="11373" table:style-name="ce10">
            <text:p>11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781" table:style-name="ce52">
            <text:p>14,781</text:p>
          </table:table-cell>
          <table:table-cell office:value-type="float" office:value="46713" table:style-name="ce11">
            <text:p>46,713</text:p>
          </table:table-cell>
          <table:table-cell office:value-type="float" office:value="23338" table:style-name="ce11">
            <text:p>23,338</text:p>
          </table:table-cell>
          <table:table-cell office:value-type="float" office:value="23375" table:style-name="ce10">
            <text:p>23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98" table:style-name="ce52">
            <text:p>5,698</text:p>
          </table:table-cell>
          <table:table-cell office:value-type="float" office:value="14504" table:style-name="ce11">
            <text:p>14,504</text:p>
          </table:table-cell>
          <table:table-cell office:value-type="float" office:value="8043" table:style-name="ce11">
            <text:p>8,043</text:p>
          </table:table-cell>
          <table:table-cell office:value-type="float" office:value="6461" table:style-name="ce10">
            <text:p>6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7" table:style-name="ce52">
            <text:p>4,427</text:p>
          </table:table-cell>
          <table:table-cell office:value-type="float" office:value="12744" table:style-name="ce11">
            <text:p>12,744</text:p>
          </table:table-cell>
          <table:table-cell office:value-type="float" office:value="6864" table:style-name="ce11">
            <text:p>6,864</text:p>
          </table:table-cell>
          <table:table-cell office:value-type="float" office:value="5880" table:style-name="ce10">
            <text:p>5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99" table:style-name="ce52">
            <text:p>8,599</text:p>
          </table:table-cell>
          <table:table-cell office:value-type="float" office:value="23409" table:style-name="ce11">
            <text:p>23,409</text:p>
          </table:table-cell>
          <table:table-cell office:value-type="float" office:value="12550" table:style-name="ce11">
            <text:p>12,550</text:p>
          </table:table-cell>
          <table:table-cell office:value-type="float" office:value="10859" table:style-name="ce10">
            <text:p>10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90" table:style-name="ce52">
            <text:p>9,190</text:p>
          </table:table-cell>
          <table:table-cell office:value-type="float" office:value="25273" table:style-name="ce11">
            <text:p>25,273</text:p>
          </table:table-cell>
          <table:table-cell office:value-type="float" office:value="13858" table:style-name="ce11">
            <text:p>13,858</text:p>
          </table:table-cell>
          <table:table-cell office:value-type="float" office:value="11415" table:style-name="ce10">
            <text:p>11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69" table:style-name="ce52">
            <text:p>8,669</text:p>
          </table:table-cell>
          <table:table-cell office:value-type="float" office:value="22880" table:style-name="ce11">
            <text:p>22,880</text:p>
          </table:table-cell>
          <table:table-cell office:value-type="float" office:value="12411" table:style-name="ce11">
            <text:p>12,411</text:p>
          </table:table-cell>
          <table:table-cell office:value-type="float" office:value="10469" table:style-name="ce10">
            <text:p>10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73" table:style-name="ce52">
            <text:p>9,373</text:p>
          </table:table-cell>
          <table:table-cell office:value-type="float" office:value="26922" table:style-name="ce11">
            <text:p>26,922</text:p>
          </table:table-cell>
          <table:table-cell office:value-type="float" office:value="14367" table:style-name="ce11">
            <text:p>14,367</text:p>
          </table:table-cell>
          <table:table-cell office:value-type="float" office:value="12555" table:style-name="ce10">
            <text:p>12,55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63" table:style-name="ce53">
            <text:p>9,763</text:p>
          </table:table-cell>
          <table:table-cell office:value-type="float" office:value="24888" table:style-name="ce18">
            <text:p>24,888</text:p>
          </table:table-cell>
          <table:table-cell office:value-type="float" office:value="13555" table:style-name="ce18">
            <text:p>13,555</text:p>
          </table:table-cell>
          <table:table-cell office:value-type="float" office:value="11333" table:style-name="ce17">
            <text:p>11,333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441" table:style-name="ce71">
            <text:p>183,441</text:p>
          </table:table-cell>
          <table:table-cell office:value-type="float" office:value="504106" table:style-name="ce79">
            <text:p>504,106</text:p>
          </table:table-cell>
          <table:table-cell office:value-type="float" office:value="261787" table:style-name="ce79">
            <text:p>261,787</text:p>
          </table:table-cell>
          <table:table-cell office:value-type="float" office:value="242319" table:style-name="ce73">
            <text:p>242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376" table:style-name="ce52">
            <text:p>13,376</text:p>
          </table:table-cell>
          <table:table-cell office:value-type="float" office:value="38222" table:style-name="ce11">
            <text:p>38,222</text:p>
          </table:table-cell>
          <table:table-cell office:value-type="float" office:value="19554" table:style-name="ce11">
            <text:p>19,554</text:p>
          </table:table-cell>
          <table:table-cell office:value-type="float" office:value="18668" table:style-name="ce10">
            <text:p>18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02" table:style-name="ce52">
            <text:p>15,802</text:p>
          </table:table-cell>
          <table:table-cell office:value-type="float" office:value="41977" table:style-name="ce11">
            <text:p>41,977</text:p>
          </table:table-cell>
          <table:table-cell office:value-type="float" office:value="21212" table:style-name="ce11">
            <text:p>21,212</text:p>
          </table:table-cell>
          <table:table-cell office:value-type="float" office:value="20765" table:style-name="ce10">
            <text:p>20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1" table:style-name="ce52">
            <text:p>9,861</text:p>
          </table:table-cell>
          <table:table-cell office:value-type="float" office:value="26441" table:style-name="ce11">
            <text:p>26,441</text:p>
          </table:table-cell>
          <table:table-cell office:value-type="float" office:value="13493" table:style-name="ce11">
            <text:p>13,493</text:p>
          </table:table-cell>
          <table:table-cell office:value-type="float" office:value="12948" table:style-name="ce10">
            <text:p>12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96" table:style-name="ce52">
            <text:p>11,396</text:p>
          </table:table-cell>
          <table:table-cell office:value-type="float" office:value="30790" table:style-name="ce11">
            <text:p>30,790</text:p>
          </table:table-cell>
          <table:table-cell office:value-type="float" office:value="15724" table:style-name="ce11">
            <text:p>15,724</text:p>
          </table:table-cell>
          <table:table-cell office:value-type="float" office:value="15066" table:style-name="ce10">
            <text:p>15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279" table:style-name="ce52">
            <text:p>25,279</text:p>
          </table:table-cell>
          <table:table-cell office:value-type="float" office:value="71352" table:style-name="ce11">
            <text:p>71,352</text:p>
          </table:table-cell>
          <table:table-cell office:value-type="float" office:value="36465" table:style-name="ce11">
            <text:p>36,465</text:p>
          </table:table-cell>
          <table:table-cell office:value-type="float" office:value="34887" table:style-name="ce10">
            <text:p>34,8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91" table:style-name="ce52">
            <text:p>5,291</text:p>
          </table:table-cell>
          <table:table-cell office:value-type="float" office:value="14356" table:style-name="ce11">
            <text:p>14,356</text:p>
          </table:table-cell>
          <table:table-cell office:value-type="float" office:value="7661" table:style-name="ce11">
            <text:p>7,661</text:p>
          </table:table-cell>
          <table:table-cell office:value-type="float" office:value="6695" table:style-name="ce10">
            <text:p>6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30" table:style-name="ce52">
            <text:p>10,730</text:p>
          </table:table-cell>
          <table:table-cell office:value-type="float" office:value="31556" table:style-name="ce11">
            <text:p>31,556</text:p>
          </table:table-cell>
          <table:table-cell office:value-type="float" office:value="16649" table:style-name="ce11">
            <text:p>16,649</text:p>
          </table:table-cell>
          <table:table-cell office:value-type="float" office:value="14907" table:style-name="ce10">
            <text:p>14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1" table:style-name="ce52">
            <text:p>8,771</text:p>
          </table:table-cell>
          <table:table-cell office:value-type="float" office:value="22636" table:style-name="ce11">
            <text:p>22,636</text:p>
          </table:table-cell>
          <table:table-cell office:value-type="float" office:value="11959" table:style-name="ce11">
            <text:p>11,959</text:p>
          </table:table-cell>
          <table:table-cell office:value-type="float" office:value="10677" table:style-name="ce10">
            <text:p>10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57" table:style-name="ce52">
            <text:p>9,157</text:p>
          </table:table-cell>
          <table:table-cell office:value-type="float" office:value="24229" table:style-name="ce11">
            <text:p>24,229</text:p>
          </table:table-cell>
          <table:table-cell office:value-type="float" office:value="12838" table:style-name="ce11">
            <text:p>12,838</text:p>
          </table:table-cell>
          <table:table-cell office:value-type="float" office:value="11391" table:style-name="ce10">
            <text:p>11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80" table:style-name="ce52">
            <text:p>7,280</text:p>
          </table:table-cell>
          <table:table-cell office:value-type="float" office:value="17991" table:style-name="ce11">
            <text:p>17,991</text:p>
          </table:table-cell>
          <table:table-cell office:value-type="float" office:value="9361" table:style-name="ce11">
            <text:p>9,361</text:p>
          </table:table-cell>
          <table:table-cell office:value-type="float" office:value="8630" table:style-name="ce10">
            <text:p>8,6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1" table:style-name="ce52">
            <text:p>5,741</text:p>
          </table:table-cell>
          <table:table-cell office:value-type="float" office:value="15186" table:style-name="ce11">
            <text:p>15,186</text:p>
          </table:table-cell>
          <table:table-cell office:value-type="float" office:value="8166" table:style-name="ce11">
            <text:p>8,166</text:p>
          </table:table-cell>
          <table:table-cell office:value-type="float" office:value="7020" table:style-name="ce10">
            <text:p>7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266" table:style-name="ce52">
            <text:p>18,266</text:p>
          </table:table-cell>
          <table:table-cell office:value-type="float" office:value="49235" table:style-name="ce11">
            <text:p>49,235</text:p>
          </table:table-cell>
          <table:table-cell office:value-type="float" office:value="25402" table:style-name="ce11">
            <text:p>25,402</text:p>
          </table:table-cell>
          <table:table-cell office:value-type="float" office:value="23833" table:style-name="ce10">
            <text:p>23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076" table:style-name="ce52">
            <text:p>16,076</text:p>
          </table:table-cell>
          <table:table-cell office:value-type="float" office:value="44357" table:style-name="ce11">
            <text:p>44,357</text:p>
          </table:table-cell>
          <table:table-cell office:value-type="float" office:value="23059" table:style-name="ce11">
            <text:p>23,059</text:p>
          </table:table-cell>
          <table:table-cell office:value-type="float" office:value="21298" table:style-name="ce10">
            <text:p>21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62" table:style-name="ce52">
            <text:p>11,662</text:p>
          </table:table-cell>
          <table:table-cell office:value-type="float" office:value="35291" table:style-name="ce11">
            <text:p>35,291</text:p>
          </table:table-cell>
          <table:table-cell office:value-type="float" office:value="18778" table:style-name="ce11">
            <text:p>18,778</text:p>
          </table:table-cell>
          <table:table-cell office:value-type="float" office:value="16513" table:style-name="ce10">
            <text:p>16,5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7" table:style-name="ce52">
            <text:p>6,747</text:p>
          </table:table-cell>
          <table:table-cell office:value-type="float" office:value="19041" table:style-name="ce11">
            <text:p>19,041</text:p>
          </table:table-cell>
          <table:table-cell office:value-type="float" office:value="10108" table:style-name="ce11">
            <text:p>10,108</text:p>
          </table:table-cell>
          <table:table-cell office:value-type="float" office:value="8933" table:style-name="ce10">
            <text:p>8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09" table:style-name="ce52">
            <text:p>4,209</text:p>
          </table:table-cell>
          <table:table-cell office:value-type="float" office:value="11313" table:style-name="ce11">
            <text:p>11,313</text:p>
          </table:table-cell>
          <table:table-cell office:value-type="float" office:value="6094" table:style-name="ce11">
            <text:p>6,094</text:p>
          </table:table-cell>
          <table:table-cell office:value-type="float" office:value="5219" table:style-name="ce10">
            <text:p>5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2" table:style-name="ce52">
            <text:p>1,922</text:p>
          </table:table-cell>
          <table:table-cell office:value-type="float" office:value="4592" table:style-name="ce11">
            <text:p>4,592</text:p>
          </table:table-cell>
          <table:table-cell office:value-type="float" office:value="2355" table:style-name="ce11">
            <text:p>2,355</text:p>
          </table:table-cell>
          <table:table-cell office:value-type="float" office:value="2237" table:style-name="ce10">
            <text:p>2,2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5" table:style-name="ce53">
            <text:p>1,875</text:p>
          </table:table-cell>
          <table:table-cell office:value-type="float" office:value="5541" table:style-name="ce18">
            <text:p>5,541</text:p>
          </table:table-cell>
          <table:table-cell office:value-type="float" office:value="2909" table:style-name="ce18">
            <text:p>2,909</text:p>
          </table:table-cell>
          <table:table-cell office:value-type="float" office:value="2632" table:style-name="ce17">
            <text:p>2,63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243" table:style-name="ce71">
            <text:p>289,243</text:p>
          </table:table-cell>
          <table:table-cell office:value-type="float" office:value="820798" table:style-name="ce79">
            <text:p>820,798</text:p>
          </table:table-cell>
          <table:table-cell office:value-type="float" office:value="418833" table:style-name="ce79">
            <text:p>418,833</text:p>
          </table:table-cell>
          <table:table-cell office:value-type="float" office:value="401965" table:style-name="ce73">
            <text:p>401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887" table:style-name="ce52">
            <text:p>74,887</text:p>
          </table:table-cell>
          <table:table-cell office:value-type="float" office:value="199266" table:style-name="ce11">
            <text:p>199,266</text:p>
          </table:table-cell>
          <table:table-cell office:value-type="float" office:value="98157" table:style-name="ce11">
            <text:p>98,157</text:p>
          </table:table-cell>
          <table:table-cell office:value-type="float" office:value="101109" table:style-name="ce10">
            <text:p>101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885" table:style-name="ce52">
            <text:p>19,885</text:p>
          </table:table-cell>
          <table:table-cell office:value-type="float" office:value="53964" table:style-name="ce11">
            <text:p>53,964</text:p>
          </table:table-cell>
          <table:table-cell office:value-type="float" office:value="26910" table:style-name="ce11">
            <text:p>26,910</text:p>
          </table:table-cell>
          <table:table-cell office:value-type="float" office:value="27054" table:style-name="ce10">
            <text:p>27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11" table:style-name="ce52">
            <text:p>16,911</text:p>
          </table:table-cell>
          <table:table-cell office:value-type="float" office:value="47299" table:style-name="ce11">
            <text:p>47,299</text:p>
          </table:table-cell>
          <table:table-cell office:value-type="float" office:value="23827" table:style-name="ce11">
            <text:p>23,827</text:p>
          </table:table-cell>
          <table:table-cell office:value-type="float" office:value="23472" table:style-name="ce10">
            <text:p>23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55" table:style-name="ce52">
            <text:p>11,755</text:p>
          </table:table-cell>
          <table:table-cell office:value-type="float" office:value="30677" table:style-name="ce11">
            <text:p>30,677</text:p>
          </table:table-cell>
          <table:table-cell office:value-type="float" office:value="15721" table:style-name="ce11">
            <text:p>15,721</text:p>
          </table:table-cell>
          <table:table-cell office:value-type="float" office:value="14956" table:style-name="ce10">
            <text:p>14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328" table:style-name="ce52">
            <text:p>15,328</text:p>
          </table:table-cell>
          <table:table-cell office:value-type="float" office:value="50512" table:style-name="ce11">
            <text:p>50,512</text:p>
          </table:table-cell>
          <table:table-cell office:value-type="float" office:value="26220" table:style-name="ce11">
            <text:p>26,220</text:p>
          </table:table-cell>
          <table:table-cell office:value-type="float" office:value="24292" table:style-name="ce10">
            <text:p>24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21" table:style-name="ce52">
            <text:p>10,221</text:p>
          </table:table-cell>
          <table:table-cell office:value-type="float" office:value="29528" table:style-name="ce11">
            <text:p>29,528</text:p>
          </table:table-cell>
          <table:table-cell office:value-type="float" office:value="15402" table:style-name="ce11">
            <text:p>15,402</text:p>
          </table:table-cell>
          <table:table-cell office:value-type="float" office:value="14126" table:style-name="ce10">
            <text:p>1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71" table:style-name="ce52">
            <text:p>3,871</text:p>
          </table:table-cell>
          <table:table-cell office:value-type="float" office:value="10973" table:style-name="ce11">
            <text:p>10,973</text:p>
          </table:table-cell>
          <table:table-cell office:value-type="float" office:value="5700" table:style-name="ce11">
            <text:p>5,700</text:p>
          </table:table-cell>
          <table:table-cell office:value-type="float" office:value="5273" table:style-name="ce10">
            <text:p>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24" table:style-name="ce52">
            <text:p>7,124</text:p>
          </table:table-cell>
          <table:table-cell office:value-type="float" office:value="21980" table:style-name="ce11">
            <text:p>21,980</text:p>
          </table:table-cell>
          <table:table-cell office:value-type="float" office:value="11322" table:style-name="ce11">
            <text:p>11,322</text:p>
          </table:table-cell>
          <table:table-cell office:value-type="float" office:value="10658" table:style-name="ce10">
            <text:p>10,6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31" table:style-name="ce52">
            <text:p>8,231</text:p>
          </table:table-cell>
          <table:table-cell office:value-type="float" office:value="25851" table:style-name="ce11">
            <text:p>25,851</text:p>
          </table:table-cell>
          <table:table-cell office:value-type="float" office:value="13135" table:style-name="ce11">
            <text:p>13,135</text:p>
          </table:table-cell>
          <table:table-cell office:value-type="float" office:value="12716" table:style-name="ce10">
            <text:p>12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80" table:style-name="ce52">
            <text:p>7,880</text:p>
          </table:table-cell>
          <table:table-cell office:value-type="float" office:value="25402" table:style-name="ce11">
            <text:p>25,402</text:p>
          </table:table-cell>
          <table:table-cell office:value-type="float" office:value="13160" table:style-name="ce11">
            <text:p>13,160</text:p>
          </table:table-cell>
          <table:table-cell office:value-type="float" office:value="12242" table:style-name="ce10">
            <text:p>12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38" table:style-name="ce52">
            <text:p>9,238</text:p>
          </table:table-cell>
          <table:table-cell office:value-type="float" office:value="24079" table:style-name="ce11">
            <text:p>24,079</text:p>
          </table:table-cell>
          <table:table-cell office:value-type="float" office:value="12854" table:style-name="ce11">
            <text:p>12,854</text:p>
          </table:table-cell>
          <table:table-cell office:value-type="float" office:value="11225" table:style-name="ce10">
            <text:p>11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17" table:style-name="ce52">
            <text:p>6,517</text:p>
          </table:table-cell>
          <table:table-cell office:value-type="float" office:value="20491" table:style-name="ce11">
            <text:p>20,491</text:p>
          </table:table-cell>
          <table:table-cell office:value-type="float" office:value="10661" table:style-name="ce11">
            <text:p>10,661</text:p>
          </table:table-cell>
          <table:table-cell office:value-type="float" office:value="9830" table:style-name="ce10">
            <text:p>9,8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02" table:style-name="ce52">
            <text:p>18,802</text:p>
          </table:table-cell>
          <table:table-cell office:value-type="float" office:value="53762" table:style-name="ce11">
            <text:p>53,762</text:p>
          </table:table-cell>
          <table:table-cell office:value-type="float" office:value="27739" table:style-name="ce11">
            <text:p>27,739</text:p>
          </table:table-cell>
          <table:table-cell office:value-type="float" office:value="26023" table:style-name="ce10">
            <text:p>26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5" table:style-name="ce52">
            <text:p>5,665</text:p>
          </table:table-cell>
          <table:table-cell office:value-type="float" office:value="16941" table:style-name="ce11">
            <text:p>16,941</text:p>
          </table:table-cell>
          <table:table-cell office:value-type="float" office:value="9004" table:style-name="ce11">
            <text:p>9,004</text:p>
          </table:table-cell>
          <table:table-cell office:value-type="float" office:value="7937" table:style-name="ce10">
            <text:p>7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4" table:style-name="ce52">
            <text:p>3,444</text:p>
          </table:table-cell>
          <table:table-cell office:value-type="float" office:value="9762" table:style-name="ce11">
            <text:p>9,762</text:p>
          </table:table-cell>
          <table:table-cell office:value-type="float" office:value="5203" table:style-name="ce11">
            <text:p>5,203</text:p>
          </table:table-cell>
          <table:table-cell office:value-type="float" office:value="4559" table:style-name="ce10">
            <text:p>4,5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86" table:style-name="ce52">
            <text:p>8,586</text:p>
          </table:table-cell>
          <table:table-cell office:value-type="float" office:value="24121" table:style-name="ce11">
            <text:p>24,121</text:p>
          </table:table-cell>
          <table:table-cell office:value-type="float" office:value="12605" table:style-name="ce11">
            <text:p>12,605</text:p>
          </table:table-cell>
          <table:table-cell office:value-type="float" office:value="11516" table:style-name="ce10">
            <text:p>11,5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50" table:style-name="ce52">
            <text:p>11,850</text:p>
          </table:table-cell>
          <table:table-cell office:value-type="float" office:value="34623" table:style-name="ce11">
            <text:p>34,623</text:p>
          </table:table-cell>
          <table:table-cell office:value-type="float" office:value="17950" table:style-name="ce11">
            <text:p>17,950</text:p>
          </table:table-cell>
          <table:table-cell office:value-type="float" office:value="16673" table:style-name="ce10">
            <text:p>16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18" table:style-name="ce52">
            <text:p>4,518</text:p>
          </table:table-cell>
          <table:table-cell office:value-type="float" office:value="15357" table:style-name="ce11">
            <text:p>15,357</text:p>
          </table:table-cell>
          <table:table-cell office:value-type="float" office:value="7748" table:style-name="ce11">
            <text:p>7,748</text:p>
          </table:table-cell>
          <table:table-cell office:value-type="float" office:value="7609" table:style-name="ce10">
            <text:p>7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8" table:style-name="ce52">
            <text:p>6,698</text:p>
          </table:table-cell>
          <table:table-cell office:value-type="float" office:value="17647" table:style-name="ce11">
            <text:p>17,647</text:p>
          </table:table-cell>
          <table:table-cell office:value-type="float" office:value="8998" table:style-name="ce11">
            <text:p>8,998</text:p>
          </table:table-cell>
          <table:table-cell office:value-type="float" office:value="8649" table:style-name="ce10">
            <text:p>8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29" table:style-name="ce52">
            <text:p>3,729</text:p>
          </table:table-cell>
          <table:table-cell office:value-type="float" office:value="10549" table:style-name="ce11">
            <text:p>10,549</text:p>
          </table:table-cell>
          <table:table-cell office:value-type="float" office:value="5420" table:style-name="ce11">
            <text:p>5,420</text:p>
          </table:table-cell>
          <table:table-cell office:value-type="float" office:value="5129" table:style-name="ce10">
            <text:p>5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2" table:style-name="ce52">
            <text:p>6,962</text:p>
          </table:table-cell>
          <table:table-cell office:value-type="float" office:value="18905" table:style-name="ce11">
            <text:p>18,905</text:p>
          </table:table-cell>
          <table:table-cell office:value-type="float" office:value="9791" table:style-name="ce11">
            <text:p>9,791</text:p>
          </table:table-cell>
          <table:table-cell office:value-type="float" office:value="9114" table:style-name="ce10">
            <text:p>9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572" table:style-name="ce52">
            <text:p>4,572</text:p>
          </table:table-cell>
          <table:table-cell office:value-type="float" office:value="12229" table:style-name="ce11">
            <text:p>12,229</text:p>
          </table:table-cell>
          <table:table-cell office:value-type="float" office:value="6700" table:style-name="ce11">
            <text:p>6,700</text:p>
          </table:table-cell>
          <table:table-cell office:value-type="float" office:value="5529" table:style-name="ce10">
            <text:p>5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1" table:style-name="ce52">
            <text:p>3,471</text:p>
          </table:table-cell>
          <table:table-cell office:value-type="float" office:value="8459" table:style-name="ce11">
            <text:p>8,459</text:p>
          </table:table-cell>
          <table:table-cell office:value-type="float" office:value="4518" table:style-name="ce11">
            <text:p>4,518</text:p>
          </table:table-cell>
          <table:table-cell office:value-type="float" office:value="3941" table:style-name="ce10">
            <text:p>3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5" table:style-name="ce52">
            <text:p>3,025</text:p>
          </table:table-cell>
          <table:table-cell office:value-type="float" office:value="7730" table:style-name="ce11">
            <text:p>7,730</text:p>
          </table:table-cell>
          <table:table-cell office:value-type="float" office:value="4197" table:style-name="ce11">
            <text:p>4,197</text:p>
          </table:table-cell>
          <table:table-cell office:value-type="float" office:value="3533" table:style-name="ce10">
            <text:p>3,5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78" table:style-name="ce52">
            <text:p>2,078</text:p>
          </table:table-cell>
          <table:table-cell office:value-type="float" office:value="5377" table:style-name="ce11">
            <text:p>5,377</text:p>
          </table:table-cell>
          <table:table-cell office:value-type="float" office:value="2846" table:style-name="ce11">
            <text:p>2,846</text:p>
          </table:table-cell>
          <table:table-cell office:value-type="float" office:value="2531" table:style-name="ce10">
            <text:p>2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29" table:style-name="ce52">
            <text:p>2,329</text:p>
          </table:table-cell>
          <table:table-cell office:value-type="float" office:value="7658" table:style-name="ce11">
            <text:p>7,658</text:p>
          </table:table-cell>
          <table:table-cell office:value-type="float" office:value="3849" table:style-name="ce11">
            <text:p>3,849</text:p>
          </table:table-cell>
          <table:table-cell office:value-type="float" office:value="3809" table:style-name="ce10">
            <text:p>3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8" table:style-name="ce52">
            <text:p>1,048</text:p>
          </table:table-cell>
          <table:table-cell office:value-type="float" office:value="3300" table:style-name="ce11">
            <text:p>3,300</text:p>
          </table:table-cell>
          <table:table-cell office:value-type="float" office:value="1682" table:style-name="ce11">
            <text:p>1,682</text:p>
          </table:table-cell>
          <table:table-cell office:value-type="float" office:value="1618" table:style-name="ce10">
            <text:p>1,6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8" table:style-name="ce52">
            <text:p>2,058</text:p>
          </table:table-cell>
          <table:table-cell office:value-type="float" office:value="6774" table:style-name="ce11">
            <text:p>6,774</text:p>
          </table:table-cell>
          <table:table-cell office:value-type="float" office:value="3423" table:style-name="ce11">
            <text:p>3,423</text:p>
          </table:table-cell>
          <table:table-cell office:value-type="float" office:value="3351" table:style-name="ce10">
            <text:p>3,3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79" table:style-name="ce52">
            <text:p>1,379</text:p>
          </table:table-cell>
          <table:table-cell office:value-type="float" office:value="5399" table:style-name="ce11">
            <text:p>5,399</text:p>
          </table:table-cell>
          <table:table-cell office:value-type="float" office:value="2823" table:style-name="ce11">
            <text:p>2,823</text:p>
          </table:table-cell>
          <table:table-cell office:value-type="float" office:value="2576" table:style-name="ce10">
            <text:p>2,5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38" table:style-name="ce52">
            <text:p>2,238</text:p>
          </table:table-cell>
          <table:table-cell office:value-type="float" office:value="7437" table:style-name="ce11">
            <text:p>7,437</text:p>
          </table:table-cell>
          <table:table-cell office:value-type="float" office:value="3746" table:style-name="ce11">
            <text:p>3,746</text:p>
          </table:table-cell>
          <table:table-cell office:value-type="float" office:value="3691" table:style-name="ce10">
            <text:p>3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20" table:style-name="ce52">
            <text:p>1,420</text:p>
          </table:table-cell>
          <table:table-cell office:value-type="float" office:value="4952" table:style-name="ce11">
            <text:p>4,952</text:p>
          </table:table-cell>
          <table:table-cell office:value-type="float" office:value="2538" table:style-name="ce11">
            <text:p>2,538</text:p>
          </table:table-cell>
          <table:table-cell office:value-type="float" office:value="2414" table:style-name="ce10">
            <text:p>2,4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0" table:style-name="ce52">
            <text:p>1,580</text:p>
          </table:table-cell>
          <table:table-cell office:value-type="float" office:value="4899" table:style-name="ce11">
            <text:p>4,899</text:p>
          </table:table-cell>
          <table:table-cell office:value-type="float" office:value="2521" table:style-name="ce11">
            <text:p>2,521</text:p>
          </table:table-cell>
          <table:table-cell office:value-type="float" office:value="2378" table:style-name="ce10">
            <text:p>2,37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3" table:style-name="ce53">
            <text:p>1,943</text:p>
          </table:table-cell>
          <table:table-cell office:value-type="float" office:value="4895" table:style-name="ce18">
            <text:p>4,895</text:p>
          </table:table-cell>
          <table:table-cell office:value-type="float" office:value="2463" table:style-name="ce18">
            <text:p>2,463</text:p>
          </table:table-cell>
          <table:table-cell office:value-type="float" office:value="2432" table:style-name="ce17">
            <text:p>2,432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187" table:style-name="ce71">
            <text:p>83,187</text:p>
          </table:table-cell>
          <table:table-cell office:value-type="float" office:value="217408" table:style-name="ce79">
            <text:p>217,408</text:p>
          </table:table-cell>
          <table:table-cell office:value-type="float" office:value="111980" table:style-name="ce79">
            <text:p>111,980</text:p>
          </table:table-cell>
          <table:table-cell office:value-type="float" office:value="105428" table:style-name="ce73">
            <text:p>105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03" table:style-name="ce52">
            <text:p>40,003</text:p>
          </table:table-cell>
          <table:table-cell office:value-type="float" office:value="105276" table:style-name="ce11">
            <text:p>105,276</text:p>
          </table:table-cell>
          <table:table-cell office:value-type="float" office:value="52574" table:style-name="ce11">
            <text:p>52,574</text:p>
          </table:table-cell>
          <table:table-cell office:value-type="float" office:value="52702" table:style-name="ce10">
            <text:p>52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74" table:style-name="ce52">
            <text:p>5,374</text:p>
          </table:table-cell>
          <table:table-cell office:value-type="float" office:value="13845" table:style-name="ce11">
            <text:p>13,845</text:p>
          </table:table-cell>
          <table:table-cell office:value-type="float" office:value="7282" table:style-name="ce11">
            <text:p>7,282</text:p>
          </table:table-cell>
          <table:table-cell office:value-type="float" office:value="6563" table:style-name="ce10">
            <text:p>6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93" table:style-name="ce52">
            <text:p>3,193</text:p>
          </table:table-cell>
          <table:table-cell office:value-type="float" office:value="8642" table:style-name="ce11">
            <text:p>8,642</text:p>
          </table:table-cell>
          <table:table-cell office:value-type="float" office:value="4471" table:style-name="ce11">
            <text:p>4,471</text:p>
          </table:table-cell>
          <table:table-cell office:value-type="float" office:value="4171" table:style-name="ce10">
            <text:p>4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7" table:style-name="ce52">
            <text:p>6,777</text:p>
          </table:table-cell>
          <table:table-cell office:value-type="float" office:value="17235" table:style-name="ce11">
            <text:p>17,235</text:p>
          </table:table-cell>
          <table:table-cell office:value-type="float" office:value="9084" table:style-name="ce11">
            <text:p>9,084</text:p>
          </table:table-cell>
          <table:table-cell office:value-type="float" office:value="8151" table:style-name="ce10">
            <text:p>8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0" table:style-name="ce52">
            <text:p>2,450</text:p>
          </table:table-cell>
          <table:table-cell office:value-type="float" office:value="5884" table:style-name="ce11">
            <text:p>5,884</text:p>
          </table:table-cell>
          <table:table-cell office:value-type="float" office:value="3082" table:style-name="ce11">
            <text:p>3,082</text:p>
          </table:table-cell>
          <table:table-cell office:value-type="float" office:value="2802" table:style-name="ce10">
            <text:p>2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34" table:style-name="ce52">
            <text:p>4,734</text:p>
          </table:table-cell>
          <table:table-cell office:value-type="float" office:value="11042" table:style-name="ce11">
            <text:p>11,042</text:p>
          </table:table-cell>
          <table:table-cell office:value-type="float" office:value="5870" table:style-name="ce11">
            <text:p>5,870</text:p>
          </table:table-cell>
          <table:table-cell office:value-type="float" office:value="5172" table:style-name="ce10">
            <text:p>5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3" table:style-name="ce52">
            <text:p>3,763</text:p>
          </table:table-cell>
          <table:table-cell office:value-type="float" office:value="8380" table:style-name="ce11">
            <text:p>8,380</text:p>
          </table:table-cell>
          <table:table-cell office:value-type="float" office:value="4639" table:style-name="ce11">
            <text:p>4,639</text:p>
          </table:table-cell>
          <table:table-cell office:value-type="float" office:value="3741" table:style-name="ce10">
            <text:p>3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4" table:style-name="ce52">
            <text:p>2,894</text:p>
          </table:table-cell>
          <table:table-cell office:value-type="float" office:value="7075" table:style-name="ce11">
            <text:p>7,075</text:p>
          </table:table-cell>
          <table:table-cell office:value-type="float" office:value="4009" table:style-name="ce11">
            <text:p>4,009</text:p>
          </table:table-cell>
          <table:table-cell office:value-type="float" office:value="3066" table:style-name="ce10">
            <text:p>3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8" table:style-name="ce52">
            <text:p>3,028</text:p>
          </table:table-cell>
          <table:table-cell office:value-type="float" office:value="7742" table:style-name="ce11">
            <text:p>7,742</text:p>
          </table:table-cell>
          <table:table-cell office:value-type="float" office:value="4094" table:style-name="ce11">
            <text:p>4,094</text:p>
          </table:table-cell>
          <table:table-cell office:value-type="float" office:value="3648" table:style-name="ce10">
            <text:p>3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74" table:style-name="ce52">
            <text:p>3,174</text:p>
          </table:table-cell>
          <table:table-cell office:value-type="float" office:value="8153" table:style-name="ce11">
            <text:p>8,153</text:p>
          </table:table-cell>
          <table:table-cell office:value-type="float" office:value="4212" table:style-name="ce11">
            <text:p>4,212</text:p>
          </table:table-cell>
          <table:table-cell office:value-type="float" office:value="3941" table:style-name="ce10">
            <text:p>3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1" table:style-name="ce52">
            <text:p>1,171</text:p>
          </table:table-cell>
          <table:table-cell office:value-type="float" office:value="4079" table:style-name="ce11">
            <text:p>4,079</text:p>
          </table:table-cell>
          <table:table-cell office:value-type="float" office:value="2160" table:style-name="ce11">
            <text:p>2,160</text:p>
          </table:table-cell>
          <table:table-cell office:value-type="float" office:value="1919" table:style-name="ce10">
            <text:p>1,9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51" table:style-name="ce11">
            <text:p>3,551</text:p>
          </table:table-cell>
          <table:table-cell office:value-type="float" office:value="1907" table:style-name="ce11">
            <text:p>1,907</text:p>
          </table:table-cell>
          <table:table-cell office:value-type="float" office:value="1644" table:style-name="ce10">
            <text:p>1,6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6" table:style-name="ce52">
            <text:p>1,086</text:p>
          </table:table-cell>
          <table:table-cell office:value-type="float" office:value="4118" table:style-name="ce11">
            <text:p>4,118</text:p>
          </table:table-cell>
          <table:table-cell office:value-type="float" office:value="2201" table:style-name="ce11">
            <text:p>2,201</text:p>
          </table:table-cell>
          <table:table-cell office:value-type="float" office:value="1917" table:style-name="ce10">
            <text:p>1,9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33" table:style-name="ce52">
            <text:p>1,433</text:p>
          </table:table-cell>
          <table:table-cell office:value-type="float" office:value="3521" table:style-name="ce11">
            <text:p>3,521</text:p>
          </table:table-cell>
          <table:table-cell office:value-type="float" office:value="1903" table:style-name="ce11">
            <text:p>1,903</text:p>
          </table:table-cell>
          <table:table-cell office:value-type="float" office:value="1618" table:style-name="ce10">
            <text:p>1,6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7" table:style-name="ce52">
            <text:p>1,157</text:p>
          </table:table-cell>
          <table:table-cell office:value-type="float" office:value="3714" table:style-name="ce11">
            <text:p>3,714</text:p>
          </table:table-cell>
          <table:table-cell office:value-type="float" office:value="1877" table:style-name="ce11">
            <text:p>1,877</text:p>
          </table:table-cell>
          <table:table-cell office:value-type="float" office:value="1837" table:style-name="ce10">
            <text:p>1,8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82" table:style-name="ce53">
            <text:p>1,882</text:p>
          </table:table-cell>
          <table:table-cell office:value-type="float" office:value="5151" table:style-name="ce18">
            <text:p>5,151</text:p>
          </table:table-cell>
          <table:table-cell office:value-type="float" office:value="2615" table:style-name="ce18">
            <text:p>2,615</text:p>
          </table:table-cell>
          <table:table-cell office:value-type="float" office:value="2536" table:style-name="ce17">
            <text:p>2,53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445" table:style-name="ce71">
            <text:p>126,445</text:p>
          </table:table-cell>
          <table:table-cell office:value-type="float" office:value="326780" table:style-name="ce79">
            <text:p>326,780</text:p>
          </table:table-cell>
          <table:table-cell office:value-type="float" office:value="165437" table:style-name="ce79">
            <text:p>165,437</text:p>
          </table:table-cell>
          <table:table-cell office:value-type="float" office:value="161343" table:style-name="ce73">
            <text:p>161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07" table:style-name="ce52">
            <text:p>41,507</text:p>
          </table:table-cell>
          <table:table-cell office:value-type="float" office:value="103453" table:style-name="ce11">
            <text:p>103,453</text:p>
          </table:table-cell>
          <table:table-cell office:value-type="float" office:value="49744" table:style-name="ce11">
            <text:p>49,744</text:p>
          </table:table-cell>
          <table:table-cell office:value-type="float" office:value="53709" table:style-name="ce10">
            <text:p>53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78" table:style-name="ce52">
            <text:p>4,378</text:p>
          </table:table-cell>
          <table:table-cell office:value-type="float" office:value="10797" table:style-name="ce11">
            <text:p>10,797</text:p>
          </table:table-cell>
          <table:table-cell office:value-type="float" office:value="5625" table:style-name="ce11">
            <text:p>5,625</text:p>
          </table:table-cell>
          <table:table-cell office:value-type="float" office:value="5172" table:style-name="ce10">
            <text:p>5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58" table:style-name="ce52">
            <text:p>8,858</text:p>
          </table:table-cell>
          <table:table-cell office:value-type="float" office:value="23758" table:style-name="ce11">
            <text:p>23,758</text:p>
          </table:table-cell>
          <table:table-cell office:value-type="float" office:value="12582" table:style-name="ce11">
            <text:p>12,582</text:p>
          </table:table-cell>
          <table:table-cell office:value-type="float" office:value="11176" table:style-name="ce10">
            <text:p>11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99" table:style-name="ce52">
            <text:p>7,799</text:p>
          </table:table-cell>
          <table:table-cell office:value-type="float" office:value="20137" table:style-name="ce11">
            <text:p>20,137</text:p>
          </table:table-cell>
          <table:table-cell office:value-type="float" office:value="10313" table:style-name="ce11">
            <text:p>10,313</text:p>
          </table:table-cell>
          <table:table-cell office:value-type="float" office:value="9824" table:style-name="ce10">
            <text:p>9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407" table:style-name="ce52">
            <text:p>32,407</text:p>
          </table:table-cell>
          <table:table-cell office:value-type="float" office:value="83572" table:style-name="ce11">
            <text:p>83,572</text:p>
          </table:table-cell>
          <table:table-cell office:value-type="float" office:value="41920" table:style-name="ce11">
            <text:p>41,920</text:p>
          </table:table-cell>
          <table:table-cell office:value-type="float" office:value="41652" table:style-name="ce10">
            <text:p>41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99" table:style-name="ce52">
            <text:p>7,299</text:p>
          </table:table-cell>
          <table:table-cell office:value-type="float" office:value="17871" table:style-name="ce11">
            <text:p>17,871</text:p>
          </table:table-cell>
          <table:table-cell office:value-type="float" office:value="9466" table:style-name="ce11">
            <text:p>9,466</text:p>
          </table:table-cell>
          <table:table-cell office:value-type="float" office:value="8405" table:style-name="ce10">
            <text:p>8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8" table:style-name="ce52">
            <text:p>5,008</text:p>
          </table:table-cell>
          <table:table-cell office:value-type="float" office:value="12580" table:style-name="ce11">
            <text:p>12,580</text:p>
          </table:table-cell>
          <table:table-cell office:value-type="float" office:value="6674" table:style-name="ce11">
            <text:p>6,674</text:p>
          </table:table-cell>
          <table:table-cell office:value-type="float" office:value="5906" table:style-name="ce10">
            <text:p>5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3" table:style-name="ce52">
            <text:p>1,713</text:p>
          </table:table-cell>
          <table:table-cell office:value-type="float" office:value="4567" table:style-name="ce11">
            <text:p>4,567</text:p>
          </table:table-cell>
          <table:table-cell office:value-type="float" office:value="2549" table:style-name="ce11">
            <text:p>2,549</text:p>
          </table:table-cell>
          <table:table-cell office:value-type="float" office:value="2018" table:style-name="ce10">
            <text:p>2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62" table:style-name="ce52">
            <text:p>4,762</text:p>
          </table:table-cell>
          <table:table-cell office:value-type="float" office:value="11478" table:style-name="ce11">
            <text:p>11,478</text:p>
          </table:table-cell>
          <table:table-cell office:value-type="float" office:value="6173" table:style-name="ce11">
            <text:p>6,173</text:p>
          </table:table-cell>
          <table:table-cell office:value-type="float" office:value="5305" table:style-name="ce10">
            <text:p>5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4" table:style-name="ce52">
            <text:p>4,044</text:p>
          </table:table-cell>
          <table:table-cell office:value-type="float" office:value="10205" table:style-name="ce11">
            <text:p>10,205</text:p>
          </table:table-cell>
          <table:table-cell office:value-type="float" office:value="5551" table:style-name="ce11">
            <text:p>5,551</text:p>
          </table:table-cell>
          <table:table-cell office:value-type="float" office:value="4654" table:style-name="ce10">
            <text:p>4,6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53" table:style-name="ce52">
            <text:p>4,853</text:p>
          </table:table-cell>
          <table:table-cell office:value-type="float" office:value="15948" table:style-name="ce11">
            <text:p>15,948</text:p>
          </table:table-cell>
          <table:table-cell office:value-type="float" office:value="8172" table:style-name="ce11">
            <text:p>8,172</text:p>
          </table:table-cell>
          <table:table-cell office:value-type="float" office:value="7776" table:style-name="ce10">
            <text:p>7,7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2" table:style-name="ce52">
            <text:p>2,112</text:p>
          </table:table-cell>
          <table:table-cell office:value-type="float" office:value="6342" table:style-name="ce11">
            <text:p>6,342</text:p>
          </table:table-cell>
          <table:table-cell office:value-type="float" office:value="3344" table:style-name="ce11">
            <text:p>3,344</text:p>
          </table:table-cell>
          <table:table-cell office:value-type="float" office:value="2998" table:style-name="ce10">
            <text:p>2,99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5" table:style-name="ce53">
            <text:p>1,705</text:p>
          </table:table-cell>
          <table:table-cell office:value-type="float" office:value="6072" table:style-name="ce18">
            <text:p>6,072</text:p>
          </table:table-cell>
          <table:table-cell office:value-type="float" office:value="3324" table:style-name="ce18">
            <text:p>3,324</text:p>
          </table:table-cell>
          <table:table-cell office:value-type="float" office:value="2748" table:style-name="ce17">
            <text:p>2,74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0978" table:style-name="ce71">
            <text:p>40,978</text:p>
          </table:table-cell>
          <table:table-cell office:value-type="float" office:value="104711" table:style-name="ce79">
            <text:p>104,711</text:p>
          </table:table-cell>
          <table:table-cell office:value-type="float" office:value="54009" table:style-name="ce79">
            <text:p>54,009</text:p>
          </table:table-cell>
          <table:table-cell office:value-type="float" office:value="50702" table:style-name="ce73">
            <text:p>50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042" table:style-name="ce52">
            <text:p>25,042</text:p>
          </table:table-cell>
          <table:table-cell office:value-type="float" office:value="62593" table:style-name="ce11">
            <text:p>62,593</text:p>
          </table:table-cell>
          <table:table-cell office:value-type="float" office:value="31866" table:style-name="ce11">
            <text:p>31,866</text:p>
          </table:table-cell>
          <table:table-cell office:value-type="float" office:value="30727" table:style-name="ce10">
            <text:p>30,7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950" table:style-name="ce52">
            <text:p>5,950</text:p>
          </table:table-cell>
          <table:table-cell office:value-type="float" office:value="14876" table:style-name="ce11">
            <text:p>14,876</text:p>
          </table:table-cell>
          <table:table-cell office:value-type="float" office:value="7898" table:style-name="ce11">
            <text:p>7,898</text:p>
          </table:table-cell>
          <table:table-cell office:value-type="float" office:value="6978" table:style-name="ce10">
            <text:p>6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4" table:style-name="ce52">
            <text:p>3,484</text:p>
          </table:table-cell>
          <table:table-cell office:value-type="float" office:value="9808" table:style-name="ce11">
            <text:p>9,808</text:p>
          </table:table-cell>
          <table:table-cell office:value-type="float" office:value="5122" table:style-name="ce11">
            <text:p>5,122</text:p>
          </table:table-cell>
          <table:table-cell office:value-type="float" office:value="4686" table:style-name="ce10">
            <text:p>4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3" table:style-name="ce52">
            <text:p>3,043</text:p>
          </table:table-cell>
          <table:table-cell office:value-type="float" office:value="8318" table:style-name="ce11">
            <text:p>8,318</text:p>
          </table:table-cell>
          <table:table-cell office:value-type="float" office:value="4294" table:style-name="ce11">
            <text:p>4,294</text:p>
          </table:table-cell>
          <table:table-cell office:value-type="float" office:value="4024" table:style-name="ce10">
            <text:p>4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8" table:style-name="ce52">
            <text:p>2,068</text:p>
          </table:table-cell>
          <table:table-cell office:value-type="float" office:value="5299" table:style-name="ce11">
            <text:p>5,299</text:p>
          </table:table-cell>
          <table:table-cell office:value-type="float" office:value="2866" table:style-name="ce11">
            <text:p>2,866</text:p>
          </table:table-cell>
          <table:table-cell office:value-type="float" office:value="2433" table:style-name="ce10">
            <text:p>2,43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1" table:style-name="ce53">
            <text:p>1,391</text:p>
          </table:table-cell>
          <table:table-cell office:value-type="float" office:value="3817" table:style-name="ce18">
            <text:p>3,817</text:p>
          </table:table-cell>
          <table:table-cell office:value-type="float" office:value="1963" table:style-name="ce18">
            <text:p>1,963</text:p>
          </table:table-cell>
          <table:table-cell office:value-type="float" office:value="1854" table:style-name="ce17">
            <text:p>1,85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8年08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216" table:style-name="ce71">
            <text:p>154,216</text:p>
          </table:table-cell>
          <table:table-cell office:value-type="float" office:value="369305" table:style-name="ce79">
            <text:p>369,305</text:p>
          </table:table-cell>
          <table:table-cell office:value-type="float" office:value="184382" table:style-name="ce79">
            <text:p>184,382</text:p>
          </table:table-cell>
          <table:table-cell office:value-type="float" office:value="184923" table:style-name="ce73">
            <text:p>184,92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687" table:style-name="ce52">
            <text:p>22,687</text:p>
          </table:table-cell>
          <table:table-cell office:value-type="float" office:value="51525" table:style-name="ce11">
            <text:p>51,525</text:p>
          </table:table-cell>
          <table:table-cell office:value-type="float" office:value="26249" table:style-name="ce11">
            <text:p>26,249</text:p>
          </table:table-cell>
          <table:table-cell office:value-type="float" office:value="25276" table:style-name="ce10">
            <text:p>25,27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685" table:style-name="ce52">
            <text:p>21,685</text:p>
          </table:table-cell>
          <table:table-cell office:value-type="float" office:value="53795" table:style-name="ce11">
            <text:p>53,795</text:p>
          </table:table-cell>
          <table:table-cell office:value-type="float" office:value="26952" table:style-name="ce11">
            <text:p>26,952</text:p>
          </table:table-cell>
          <table:table-cell office:value-type="float" office:value="26843" table:style-name="ce10">
            <text:p>26,84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44" table:style-name="ce52">
            <text:p>15,844</text:p>
          </table:table-cell>
          <table:table-cell office:value-type="float" office:value="38562" table:style-name="ce11">
            <text:p>38,562</text:p>
          </table:table-cell>
          <table:table-cell office:value-type="float" office:value="19276" table:style-name="ce11">
            <text:p>19,276</text:p>
          </table:table-cell>
          <table:table-cell office:value-type="float" office:value="19286" table:style-name="ce10">
            <text:p>19,28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4" table:style-name="ce52">
            <text:p>19,054</text:p>
          </table:table-cell>
          <table:table-cell office:value-type="float" office:value="43339" table:style-name="ce11">
            <text:p>43,339</text:p>
          </table:table-cell>
          <table:table-cell office:value-type="float" office:value="21412" table:style-name="ce11">
            <text:p>21,412</text:p>
          </table:table-cell>
          <table:table-cell office:value-type="float" office:value="21927" table:style-name="ce10">
            <text:p>21,92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11" table:style-name="ce52">
            <text:p>19,211</text:p>
          </table:table-cell>
          <table:table-cell office:value-type="float" office:value="47046" table:style-name="ce11">
            <text:p>47,046</text:p>
          </table:table-cell>
          <table:table-cell office:value-type="float" office:value="23850" table:style-name="ce11">
            <text:p>23,850</text:p>
          </table:table-cell>
          <table:table-cell office:value-type="float" office:value="23196" table:style-name="ce10">
            <text:p>23,19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862" table:style-name="ce52">
            <text:p>33,862</text:p>
          </table:table-cell>
          <table:table-cell office:value-type="float" office:value="82339" table:style-name="ce11">
            <text:p>82,339</text:p>
          </table:table-cell>
          <table:table-cell office:value-type="float" office:value="40704" table:style-name="ce11">
            <text:p>40,704</text:p>
          </table:table-cell>
          <table:table-cell office:value-type="float" office:value="41635" table:style-name="ce10">
            <text:p>41,63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873" table:style-name="ce53">
            <text:p>21,873</text:p>
          </table:table-cell>
          <table:table-cell office:value-type="float" office:value="52699" table:style-name="ce18">
            <text:p>52,699</text:p>
          </table:table-cell>
          <table:table-cell office:value-type="float" office:value="25939" table:style-name="ce18">
            <text:p>25,939</text:p>
          </table:table-cell>
          <table:table-cell office:value-type="float" office:value="26760" table:style-name="ce17">
            <text:p>26,76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7457" table:style-name="ce71">
            <text:p>167,457</text:p>
          </table:table-cell>
          <table:table-cell office:value-type="float" office:value="447781" table:style-name="ce79">
            <text:p>447,781</text:p>
          </table:table-cell>
          <table:table-cell office:value-type="float" office:value="220780" table:style-name="ce79">
            <text:p>220,780</text:p>
          </table:table-cell>
          <table:table-cell office:value-type="float" office:value="227001" table:style-name="ce73">
            <text:p>227,0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596" table:style-name="ce52">
            <text:p>81,596</text:p>
          </table:table-cell>
          <table:table-cell office:value-type="float" office:value="217098" table:style-name="ce11">
            <text:p>217,098</text:p>
          </table:table-cell>
          <table:table-cell office:value-type="float" office:value="106647" table:style-name="ce11">
            <text:p>106,647</text:p>
          </table:table-cell>
          <table:table-cell office:value-type="float" office:value="110451" table:style-name="ce10">
            <text:p>110,4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7963" table:style-name="ce52">
            <text:p>57,963</text:p>
          </table:table-cell>
          <table:table-cell office:value-type="float" office:value="152123" table:style-name="ce11">
            <text:p>152,123</text:p>
          </table:table-cell>
          <table:table-cell office:value-type="float" office:value="74264" table:style-name="ce11">
            <text:p>74,264</text:p>
          </table:table-cell>
          <table:table-cell office:value-type="float" office:value="77859" table:style-name="ce10">
            <text:p>77,85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898" table:style-name="ce53">
            <text:p>27,898</text:p>
          </table:table-cell>
          <table:table-cell office:value-type="float" office:value="78560" table:style-name="ce18">
            <text:p>78,560</text:p>
          </table:table-cell>
          <table:table-cell office:value-type="float" office:value="39869" table:style-name="ce18">
            <text:p>39,869</text:p>
          </table:table-cell>
          <table:table-cell office:value-type="float" office:value="38691" table:style-name="ce17">
            <text:p>38,691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380" table:style-name="ce71">
            <text:p>100,380</text:p>
          </table:table-cell>
          <table:table-cell office:value-type="float" office:value="268068" table:style-name="ce79">
            <text:p>268,068</text:p>
          </table:table-cell>
          <table:table-cell office:value-type="float" office:value="130061" table:style-name="ce79">
            <text:p>130,061</text:p>
          </table:table-cell>
          <table:table-cell office:value-type="float" office:value="138007" table:style-name="ce73">
            <text:p>138,0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748" table:style-name="ce52">
            <text:p>45,748</text:p>
          </table:table-cell>
          <table:table-cell office:value-type="float" office:value="121062" table:style-name="ce11">
            <text:p>121,062</text:p>
          </table:table-cell>
          <table:table-cell office:value-type="float" office:value="58197" table:style-name="ce11">
            <text:p>58,197</text:p>
          </table:table-cell>
          <table:table-cell office:value-type="float" office:value="62865" table:style-name="ce10">
            <text:p>62,86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632" table:style-name="ce53">
            <text:p>54,632</text:p>
          </table:table-cell>
          <table:table-cell office:value-type="float" office:value="147006" table:style-name="ce18">
            <text:p>147,006</text:p>
          </table:table-cell>
          <table:table-cell office:value-type="float" office:value="71864" table:style-name="ce18">
            <text:p>71,864</text:p>
          </table:table-cell>
          <table:table-cell office:value-type="float" office:value="75142" table:style-name="ce17">
            <text:p>75,14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066" table:style-name="ce71">
            <text:p>41,066</text:p>
          </table:table-cell>
          <table:table-cell office:value-type="float" office:value="139319" table:style-name="ce79">
            <text:p>139,319</text:p>
          </table:table-cell>
          <table:table-cell office:value-type="float" office:value="69552" table:style-name="ce79">
            <text:p>69,552</text:p>
          </table:table-cell>
          <table:table-cell office:value-type="float" office:value="69767" table:style-name="ce73">
            <text:p>69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62" table:style-name="ce52">
            <text:p>13,062</text:p>
          </table:table-cell>
          <table:table-cell office:value-type="float" office:value="43347" table:style-name="ce11">
            <text:p>43,347</text:p>
          </table:table-cell>
          <table:table-cell office:value-type="float" office:value="21609" table:style-name="ce11">
            <text:p>21,609</text:p>
          </table:table-cell>
          <table:table-cell office:value-type="float" office:value="21738" table:style-name="ce10">
            <text:p>21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05" table:style-name="ce52">
            <text:p>9,205</text:p>
          </table:table-cell>
          <table:table-cell office:value-type="float" office:value="30043" table:style-name="ce11">
            <text:p>30,043</text:p>
          </table:table-cell>
          <table:table-cell office:value-type="float" office:value="15058" table:style-name="ce11">
            <text:p>15,058</text:p>
          </table:table-cell>
          <table:table-cell office:value-type="float" office:value="14985" table:style-name="ce10">
            <text:p>14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394" table:style-name="ce52">
            <text:p>6,394</text:p>
          </table:table-cell>
          <table:table-cell office:value-type="float" office:value="20758" table:style-name="ce11">
            <text:p>20,758</text:p>
          </table:table-cell>
          <table:table-cell office:value-type="float" office:value="10270" table:style-name="ce11">
            <text:p>10,270</text:p>
          </table:table-cell>
          <table:table-cell office:value-type="float" office:value="10488" table:style-name="ce10">
            <text:p>10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079" table:style-name="ce52">
            <text:p>9,079</text:p>
          </table:table-cell>
          <table:table-cell office:value-type="float" office:value="31703" table:style-name="ce11">
            <text:p>31,703</text:p>
          </table:table-cell>
          <table:table-cell office:value-type="float" office:value="15950" table:style-name="ce11">
            <text:p>15,950</text:p>
          </table:table-cell>
          <table:table-cell office:value-type="float" office:value="15753" table:style-name="ce10">
            <text:p>15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91" table:style-name="ce52">
            <text:p>3,191</text:p>
          </table:table-cell>
          <table:table-cell office:value-type="float" office:value="12784" table:style-name="ce11">
            <text:p>12,784</text:p>
          </table:table-cell>
          <table:table-cell office:value-type="float" office:value="6316" table:style-name="ce11">
            <text:p>6,316</text:p>
          </table:table-cell>
          <table:table-cell office:value-type="float" office:value="6468" table:style-name="ce10">
            <text:p>6,46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84" table:style-name="ce18">
            <text:p>684</text:p>
          </table:table-cell>
          <table:table-cell office:value-type="float" office:value="349" table:style-name="ce18">
            <text:p>349</text:p>
          </table:table-cell>
          <table:table-cell office:value-type="float" office:value="335" table:style-name="ce17">
            <text:p>3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153" table:style-name="ce71">
            <text:p>3,153</text:p>
          </table:table-cell>
          <table:table-cell office:value-type="float" office:value="13073" table:style-name="ce79">
            <text:p>13,073</text:p>
          </table:table-cell>
          <table:table-cell office:value-type="float" office:value="7479" table:style-name="ce79">
            <text:p>7,479</text:p>
          </table:table-cell>
          <table:table-cell office:value-type="float" office:value="5594" table:style-name="ce73">
            <text:p>5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798" table:style-name="ce52">
            <text:p>1,798</text:p>
          </table:table-cell>
          <table:table-cell office:value-type="float" office:value="7586" table:style-name="ce11">
            <text:p>7,586</text:p>
          </table:table-cell>
          <table:table-cell office:value-type="float" office:value="4258" table:style-name="ce11">
            <text:p>4,258</text:p>
          </table:table-cell>
          <table:table-cell office:value-type="float" office:value="3328" table:style-name="ce10">
            <text:p>3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04" table:style-name="ce52">
            <text:p>704</text:p>
          </table:table-cell>
          <table:table-cell office:value-type="float" office:value="2574" table:style-name="ce11">
            <text:p>2,574</text:p>
          </table:table-cell>
          <table:table-cell office:value-type="float" office:value="1460" table:style-name="ce11">
            <text:p>1,460</text:p>
          </table:table-cell>
          <table:table-cell office:value-type="float" office:value="1114" table:style-name="ce10">
            <text:p>1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6" table:style-name="ce52">
            <text:p>306</text:p>
          </table:table-cell>
          <table:table-cell office:value-type="float" office:value="1565" table:style-name="ce11">
            <text:p>1,565</text:p>
          </table:table-cell>
          <table:table-cell office:value-type="float" office:value="956" table:style-name="ce11">
            <text:p>956</text:p>
          </table:table-cell>
          <table:table-cell office:value-type="float" office:value="609" table:style-name="ce10">
            <text:p>60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5" table:style-name="ce53">
            <text:p>345</text:p>
          </table:table-cell>
          <table:table-cell office:value-type="float" office:value="1348" table:style-name="ce18">
            <text:p>1,348</text:p>
          </table:table-cell>
          <table:table-cell office:value-type="float" office:value="805" table:style-name="ce18">
            <text:p>805</text:p>
          </table:table-cell>
          <table:table-cell office:value-type="float" office:value="543" table:style-name="ce17">
            <text:p>543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陳超峰</dc:creator>
    <meta:creation-date>1998-03-06T04:37:15Z</meta:creation-date>
    <dc:date>2019-09-05T09:54:22Z</dc:date>
    <meta:print-date>2019-07-03T06:48:02Z</meta:print-date>
  </office:meta>
</office:document-meta>
</file>